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CellButton.xml" manifest:media-type="text/xml"/>
  <manifest:file-entry manifest:full-path="Basic/Standard/script-lb.xml" manifest:media-type="text/xml"/>
  <manifest:file-entry manifest:full-path="Basic/Standard/ItemManager.xml" manifest:media-type="text/xml"/>
  <manifest:file-entry manifest:full-path="Basic/Standard/KilnManager.xml" manifest:media-type="text/xml"/>
  <manifest:file-entry manifest:full-path="Basic/Standard/SolverManager.xml" manifest:media-type="text/xml"/>
  <manifest:file-entry manifest:full-path="Basic/Standard/ListManager.xml" manifest:media-type="text/xml"/>
  <manifest:file-entry manifest:full-path="Basic/Standard/FileManager.xml" manifest:media-type="text/xml"/>
  <manifest:file-entry manifest:full-path="Basic/Standard/Util.xml" manifest:media-type="text/xml"/>
  <manifest:file-entry manifest:full-path="Basic/Standard/ConstantsAndGlobals.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390000003927EF32C06AD0E6F3.png" manifest:media-type="image/png"/>
  <manifest:file-entry manifest:full-path="Pictures/100000010000003900000039DD070BC10933C010.png" manifest:media-type="image/png"/>
  <manifest:file-entry manifest:full-path="Pictures/10000001000000390000003978E62A8C2FE60963.png" manifest:media-type="image/png"/>
  <manifest:file-entry manifest:full-path="Pictures/100000010000003900000039F16260743D92307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dom:load" xlink:href="vnd.sun.star.script:Standard.ConstantsAndGlobals.SetInitialValues?language=Basic&amp;location=document" xlink:type="simple"/>
    </office:event-listeners>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5cm"/>
    </style:style>
    <style:style style:name="co2" style:family="table-column">
      <style:table-column-properties fo:break-before="auto" style:column-width="0.199cm"/>
    </style:style>
    <style:style style:name="co3" style:family="table-column">
      <style:table-column-properties fo:break-before="auto" style:column-width="2.314cm"/>
    </style:style>
    <style:style style:name="co4" style:family="table-column">
      <style:table-column-properties fo:break-before="auto" style:column-width="2.669cm"/>
    </style:style>
    <style:style style:name="co5" style:family="table-column">
      <style:table-column-properties fo:break-before="auto" style:column-width="2.75cm"/>
    </style:style>
    <style:style style:name="co6" style:family="table-column">
      <style:table-column-properties fo:break-before="auto" style:column-width="3.24cm"/>
    </style:style>
    <style:style style:name="co7" style:family="table-column">
      <style:table-column-properties fo:break-before="auto" style:column-width="1.603cm"/>
    </style:style>
    <style:style style:name="co8" style:family="table-column">
      <style:table-column-properties fo:break-before="auto" style:column-width="2.341cm"/>
    </style:style>
    <style:style style:name="co9" style:family="table-column">
      <style:table-column-properties fo:break-before="auto" style:column-width="2.805cm"/>
    </style:style>
    <style:style style:name="co10" style:family="table-column">
      <style:table-column-properties fo:break-before="auto" style:column-width="1cm"/>
    </style:style>
    <style:style style:name="co11" style:family="table-column">
      <style:table-column-properties fo:break-before="auto" style:column-width="1.499cm"/>
    </style:style>
    <style:style style:name="co12" style:family="table-column">
      <style:table-column-properties fo:break-before="auto" style:column-width="1.002cm"/>
    </style:style>
    <style:style style:name="co13" style:family="table-column">
      <style:table-column-properties fo:break-before="auto" style:column-width="1.796cm"/>
    </style:style>
    <style:style style:name="co14" style:family="table-column">
      <style:table-column-properties fo:break-before="auto" style:column-width="2.258cm"/>
    </style:style>
    <style:style style:name="co15" style:family="table-column">
      <style:table-column-properties fo:break-before="auto" style:column-width="5.754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0d335b"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2"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3"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style>
    <style:style style:name="ce5" style:family="table-cell" style:parent-style-name="Default" style:data-style-name="N100">
      <style:table-cell-properties style:cell-protect="protected" style:print-content="true" fo:border="0.74pt solid #ffffff" style:vertical-align="middle"/>
    </style:style>
    <style:style style:name="ce6" style:family="table-cell" style:parent-style-name="Status"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8" style:family="table-cell" style:parent-style-name="Default" style:data-style-name="N100">
      <style:table-cell-properties fo:background-color="#b5bfca" style:cell-protect="protected" style:print-content="true" fo:border="0.74pt solid #ffffff" style:vertical-align="middle"/>
    </style:style>
    <style:style style:name="ce9"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style>
    <style:style style:name="ce11" style:family="table-cell" style:parent-style-name="Status" style:data-style-name="N100">
      <style:table-cell-properties fo:background-color="#72c4e2"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3" style:family="table-cell" style:parent-style-name="Status" style:data-style-name="N100">
      <style:table-cell-properties fo:background-color="#72c4e2"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4" style:family="table-cell" style:parent-style-name="Default" style:data-style-name="N100">
      <style:table-cell-properties fo:background-color="#72c4e2" style:cell-protect="none" style:print-content="true" style:text-align-source="fix" style:repeat-content="false" fo:border="0.74pt solid #ffffff" style:vertical-align="middle"/>
      <style:paragraph-properties fo:text-align="center" fo:margin-left="0cm"/>
    </style:style>
    <style:style style:name="ce15" style:family="table-cell" style:parent-style-name="Default" style:data-style-name="N100">
      <style:table-cell-properties fo:background-color="#93c4e2" style:cell-protect="none" style:print-content="true" style:text-align-source="fix" style:repeat-content="false" fo:border="0.74pt solid #ffffff" style:vertical-align="middle"/>
      <style:paragraph-properties fo:text-align="center" fo:margin-left="0cm"/>
    </style:style>
    <style:style style:name="ce16" style:family="table-cell" style:parent-style-name="Status" style:data-style-name="N100">
      <style:table-cell-properties fo:background-color="#3465a4"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22" style:family="table-cell" style:parent-style-name="Status" style:data-style-name="N100">
      <style:table-cell-properties fo:background-color="#6b7989"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bold"/>
    </style:style>
    <style:style style:name="ce19" style:family="table-cell" style:parent-style-name="Default" style:data-style-name="N100">
      <style:table-cell-properties style:cell-protect="none" style:print-content="true" fo:border="0.74pt solid #ffffff" style:vertical-align="middle"/>
    </style:style>
    <style:style style:name="ce27" style:family="table-cell" style:parent-style-name="Status" style:data-style-name="N100">
      <style:table-cell-properties fo:background-color="#72c4e2" style:cell-protect="none" style:print-content="true" fo:border="0.74pt solid #ffffff" style:vertical-align="middle"/>
      <style:text-properties fo:color="#ffffff" fo:font-size="12pt" fo:font-weight="bold"/>
    </style:style>
    <style:style style:name="ce28" style:family="table-cell" style:parent-style-name="Status" style:data-style-name="N100">
      <style:table-cell-properties fo:background-color="#72c4e2" style:cell-protect="protected" style:print-content="true" fo:border="0.74pt solid #ffffff" style:vertical-align="middle"/>
      <style:text-properties fo:color="#ffffff" fo:font-size="12pt" fo:font-weight="bold"/>
    </style:style>
    <style:style style:name="ce24" style:family="table-cell" style:parent-style-name="Status" style:data-style-name="N100">
      <style:table-cell-properties fo:background-color="#93c4e2" style:cell-protect="none" style:print-content="true" fo:border="0.74pt solid #ffffff" style:vertical-align="middle"/>
      <style:text-properties fo:color="#ffffff" fo:font-size="12pt" fo:font-weight="bold"/>
    </style:style>
    <style:style style:name="ce25" style:family="table-cell" style:parent-style-name="Status" style:data-style-name="N100">
      <style:table-cell-properties fo:background-color="#b4c7dc" style:cell-protect="none" style:print-content="true" fo:border="0.74pt solid #ffffff" style:vertical-align="middle"/>
      <style:text-properties fo:color="#ffffff" fo:font-size="12pt" fo:font-weight="bold"/>
    </style:style>
    <style:style style:name="ce34" style:family="table-cell" style:parent-style-name="Default" style:data-style-name="N100">
      <style:table-cell-properties fo:background-color="#72c4e2" style:cell-protect="none" style:print-content="true" fo:border="0.74pt solid #ffffff" style:vertical-align="middle"/>
      <style:text-properties fo:color="#ffffff" fo:font-size="12pt" fo:font-weight="bold"/>
    </style:style>
    <style:style style:name="ce29" style:family="table-cell" style:parent-style-name="Default" style:data-style-name="N100">
      <style:table-cell-properties fo:background-color="#b5bfca" style:cell-protect="none" style:print-content="true" fo:border="0.74pt solid #ffffff" style:vertical-align="middle"/>
    </style:style>
    <style:style style:name="ce36" style:family="table-cell" style:parent-style-name="Default" style:data-style-name="N100">
      <style:table-cell-properties fo:background-color="#72c4e2" style:cell-protect="protected" style:print-content="true" fo:border="0.74pt solid #ffffff" style:vertical-align="middle"/>
      <style:text-properties fo:color="#ffffff" fo:font-size="12pt" fo:font-weight="bold"/>
    </style:style>
    <style:style style:name="ce26" style:family="table-cell" style:parent-style-name="Default" style:data-style-name="N100">
      <style:table-cell-properties fo:background-color="#93c4e2" style:cell-protect="none" style:print-content="true" fo:border="0.74pt solid #ffffff" style:vertical-align="middle"/>
      <style:text-properties fo:color="#ffffff" fo:font-size="12pt" fo:font-weight="bold"/>
    </style:style>
    <style:style style:name="ce38" style:family="table-cell" style:parent-style-name="Default" style:data-style-name="N100">
      <style:table-cell-properties fo:background-color="#0d335b" style:cell-protect="protected" style:print-content="true" fo:border="0.74pt solid #ffffff" style:vertical-align="middle"/>
    </style:style>
    <style:style style:name="ce30"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bold"/>
    </style:style>
    <style:style style:name="ce41" style:family="table-cell" style:parent-style-name="Status" style:data-style-name="N100">
      <style:table-cell-properties fo:background-color="#72c4e2" style:cell-protect="none"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bold"/>
    </style:style>
    <style:style style:name="ce33" style:family="table-cell" style:parent-style-name="Default">
      <style:table-cell-properties style:cell-protect="protected" style:print-content="true"/>
    </style:style>
    <style:style style:name="ce39" style:family="table-cell" style:parent-style-name="Default" style:data-style-name="N100">
      <style:table-cell-properties fo:background-color="#93c4e2" style:cell-protect="protected" style:print-content="true" fo:border="0.74pt solid #ffffff" style:vertical-align="middle"/>
      <style:text-properties fo:color="#ffffff" fo:font-size="12pt" fo:font-weight="bold"/>
    </style:style>
    <style:style style:name="ce45" style:family="table-cell" style:parent-style-name="Status" style:data-style-name="N100">
      <style:table-cell-properties fo:background-color="#ff0000"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bold"/>
    </style:style>
    <style:style style:name="ce47" style:family="table-cell" style:parent-style-name="Default" style:data-style-name="N100"/>
    <style:style style:name="gr1" style:family="graphic">
      <style:graphic-properties fo:background-color="#3aa47c" style:protect="position size"/>
    </style:style>
    <style:style style:name="gr2" style:family="graphic">
      <style:graphic-properties draw:textarea-vertical-align="middle" fo:background-color="#3aa47c"/>
      <style:text-properties fo:color="#ffffff" fo:font-size="12pt" fo:font-weight="bold"/>
    </style:style>
    <style:style style:name="gr3" style:family="graphic">
      <style:graphic-properties fo:background-color="#72c4e2"/>
      <style:text-properties fo:color="#ffffff" fo:font-weight="bold"/>
    </style:style>
    <style:style style:name="gr4" style:family="graphic">
      <style:graphic-properties draw:textarea-vertical-align="middle" fo:background-color="#d41010"/>
      <style:text-properties fo:color="#ffffff" fo:font-size="12pt" fo:font-weight="bold"/>
    </style:style>
    <style:style style:name="gr5" style:family="graphic">
      <style:graphic-properties draw:textarea-vertical-align="middle" fo:background-color="#ffd74c"/>
      <style:text-properties fo:color="#ffffff" fo:font-size="12pt" fo:font-weight="bold"/>
    </style:style>
    <style:style style:name="gr6" style:family="graphic">
      <style:graphic-properties draw:textarea-vertical-align="middle" fo:background-color="#7d9b94"/>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weight="bold"/>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Util.LockCellSelection?language=Basic&amp;location=document" xlink:type="simple"/>
          <script:event-listener script:language="ooo:script" script:event-name="office:content-changed" xlink:href="vnd.sun.star.script:Standard.Util.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form:performaction" xlink:href="vnd.sun.star.script:Standard.KilnManager.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TriangleSelected?language=Basic&amp;location=document" xlink:type="simple"/>
              </office:event-listeners>
            </form:button>
            <form:button form:name="adicionarItem" form:control-implementation="ooo:com.sun.star.form.component.CommandButton" xml:id="control6" form:id="control6" form:label="Adicionar Item"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ItemManager.AddItem?language=Basic&amp;location=document" xlink:type="simple"/>
              </office:event-listeners>
            </form:button>
            <form:button form:name="salvarProjeto" form:control-implementation="ooo:com.sun.star.form.component.CommandButton" xml:id="control7" form:id="control7" form:label="Salvar Lista de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down" xlink:href="vnd.sun.star.script:Standard.ListManager.WriteList?language=Basic&amp;location=document" xlink:type="simple"/>
              </office:event-listeners>
            </form:button>
            <form:button form:name="abrirProjeto" form:control-implementation="ooo:com.sun.star.form.component.CommandButton" xml:id="control8" form:id="control8" form:label="Abrir List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ReadList?language=Basic&amp;location=document" xlink:type="simple"/>
              </office:event-listeners>
            </form:button>
            <form:button form:name="limpaLista" form:control-implementation="ooo:com.sun.star.form.component.CommandButton" xml:id="control9" form:id="control9" form:label="Zerar Todo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CleanList?language=Basic&amp;location=document" xlink:type="simple"/>
              </office:event-listeners>
            </form:button>
            <form:button form:name="botaoOrganizarPecas" form:control-implementation="ooo:com.sun.star.form.component.CommandButton" xml:id="control10" form:id="control10"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SolverManager.CallSolver?language=Basic&amp;location=document" xlink:type="simple"/>
              </office:event-listeners>
            </form:button>
            <form:button form:name="apagarLista" form:control-implementation="ooo:com.sun.star.form.component.CommandButton" xml:id="control11" form:id="control11" form:label="Apagar List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EraseSavedList?language=Basic&amp;location=document" xlink:type="simple"/>
              </office:event-listeners>
            </form:button>
            <form:listbox form:name="escolheForno" form:control-implementation="ooo:com.sun.star.form.component.ListBox" xml:id="control12" form:id="control12" form:dropdown="true" form:size="2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KilnManager.KilnSelected?language=Basic&amp;location=document" xlink:type="simple"/>
                <script:event-listener script:language="ooo:script" script:event-name="dom:mousedown" xlink:href="vnd.sun.star.script:Standard.KilnManager.ListKilns?language=Basic&amp;location=document" xlink:type="simple"/>
              </office:event-listeners>
              <form:option form:label=""/>
              <form:option form:label="Forno _Comp:50_Larg:50_Alt:200" form:current-selected="true"/>
              <form:option form:label="Forno _Comp:45_Larg:45_Alt:45"/>
            </form:listbox>
            <form:button form:name="botaoEditarForno" form:control-implementation="ooo:com.sun.star.form.component.CommandButton" xml:id="control13" form:id="control13" form:label="Alterar dados do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CancelKilnEdition?language=Basic&amp;location=document" xlink:type="simple"/>
              </office:event-listeners>
            </form:button>
            <form:button form:name="apagarLista" form:control-implementation="ooo:com.sun.star.form.component.CommandButton" xml:id="control17" form:id="control17" form:label="Apagar Todo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CleanListByRemoving?language=Basic&amp;location=document" xlink:type="simple"/>
              </office:event-listeners>
            </form:button>
          </form:form>
        </office:forms>
        <table:table-column table:style-name="co1" table:number-columns-repeated="4" table:default-cell-style-name="ce5"/>
        <table:table-column table:style-name="co2" table:default-cell-style-name="ce8"/>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number-columns-repeated="1008" table:default-cell-style-name="ce5"/>
        <table:table-row table:style-name="ro1">
          <table:table-cell table:style-name="ce1" office:value-type="string" calcext:value-type="string" table:number-columns-spanned="4" table:number-rows-spanned="1">
            <text:p>Novo Item:</text:p>
          </table:table-cell>
          <table:covered-table-cell table:number-columns-repeated="3"/>
          <table:table-cell/>
          <table:table-cell table:style-name="ce16" office:value-type="string" calcext:value-type="string" table:number-columns-spanned="11" table:number-rows-spanned="1">
            <text:p>Novo Forno</text:p>
          </table:table-cell>
          <table:covered-table-cell table:number-columns-repeated="6" table:style-name="ce19"/>
          <table:covered-table-cell table:number-columns-repeated="4"/>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27"/>
          <table:table-cell table:style-name="ce2" office:value-type="string" calcext:value-type="string">
            <text:p>Largura (cm):</text:p>
          </table:table-cell>
          <table:table-cell table:style-name="ce34" table:number-columns-spanned="2" table:number-rows-spanned="1"/>
          <table:covered-table-cell table:style-name="ce26"/>
          <table:table-cell table:style-name="ce2" office:value-type="string" calcext:value-type="string" table:number-columns-spanned="2" table:number-rows-spanned="1">
            <text:p>Altura (cm):</text:p>
          </table:table-cell>
          <table:covered-table-cell/>
          <table:table-cell table:style-name="ce34" table:number-columns-spanned="3" table:number-rows-spanned="1"/>
          <table:covered-table-cell/>
          <table:covered-table-cell table:style-name="ce39"/>
          <table:table-cell table:number-columns-repeated="1008"/>
        </table:table-row>
        <table:table-row table:style-name="ro1">
          <table:table-cell table:style-name="ce3" table:number-columns-spanned="1" table:number-rows-spanned="2">
            <draw:control draw:z-index="1" draw:name="Controle 4" draw:style-name="gr1" draw:text-style-name="P1" svg:width="1.79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1.799cm" svg:height="1.799cm" svg:x="0cm" svg:y="0cm" draw:control="control3"/>
          </table:table-cell>
          <table:table-cell table:number-columns-spanned="1" table:number-rows-spanned="2">
            <draw:control draw:z-index="3" draw:name="Controle 6" draw:style-name="gr1" draw:text-style-name="P1" svg:width="1.8cm" svg:height="1.799cm" svg:x="0cm" svg:y="0cm" draw:control="control4"/>
          </table:table-cell>
          <table:table-cell table:number-columns-spanned="1" table:number-rows-spanned="2">
            <draw:control draw:z-index="4" draw:name="Controle 7" draw:style-name="gr1" draw:text-style-name="P1" svg:width="1.799cm" svg:height="1.799cm" svg:x="0cm" svg:y="0cm" draw:control="control5"/>
          </table:table-cell>
          <table:table-cell/>
          <table:table-cell table:style-name="ce2" office:value-type="string" calcext:value-type="string" table:number-columns-spanned="2" table:number-rows-spanned="1">
            <text:p>Alt. dos suportes (cm):</text:p>
          </table:table-cell>
          <table:covered-table-cell/>
          <table:table-cell table:style-name="ce27" table:number-columns-spanned="9" table:number-rows-spanned="1"/>
          <table:covered-table-cell table:style-name="ce24"/>
          <table:covered-table-cell table:number-columns-repeated="3" table:style-name="ce29"/>
          <table:covered-table-cell table:number-columns-repeated="4" table:style-name="ce8"/>
          <table:table-cell table:number-columns-repeated="1008"/>
        </table:table-row>
        <table:table-row table:style-name="ro1">
          <table:covered-table-cell table:number-columns-repeated="4"/>
          <table:table-cell/>
          <table:table-cell table:style-name="ce8" table:number-columns-spanned="3" table:number-rows-spanned="1"/>
          <table:covered-table-cell table:number-columns-repeated="2" table:style-name="ce8"/>
          <table:table-cell table:style-name="ce8" office:value-type="string" calcext:value-type="string" table:number-columns-spanned="2" table:number-rows-spanned="1">
            <text:p>3</text:p>
            <draw:control draw:z-index="0" draw:name="Controle 2" draw:style-name="gr2" draw:text-style-name="P2" svg:width="5.923cm" svg:height="0.899cm" svg:x="0cm" svg:y="0cm" draw:control="control1"/>
          </table:table-cell>
          <table:covered-table-cell table:style-name="ce8"/>
          <table:table-cell table:style-name="ce8" table:number-columns-spanned="6" table:number-rows-spanned="1"/>
          <table:covered-table-cell table:number-columns-repeated="5" table:style-name="ce8"/>
          <table:table-cell table:number-columns-repeated="1008"/>
        </table:table-row>
        <table:table-row table:style-name="ro1">
          <table:table-cell table:style-name="ce6" office:value-type="string" calcext:value-type="string" table:number-columns-spanned="2" table:number-rows-spanned="1">
            <text:p>Tipo:</text:p>
          </table:table-cell>
          <table:covered-table-cell table:style-name="ce9" office:value-type="string" calcext:value-type="string">
            <text:p>Comp. (cm):</text:p>
          </table:covered-table-cell>
          <table:table-cell table:style-name="ce11" office:value-type="string" calcext:value-type="string" table:number-columns-spanned="2" table:number-rows-spanned="1">
            <text:p>Círculo</text:p>
          </table:table-cell>
          <table:covered-table-cell table:style-name="ce14"/>
          <table:table-cell/>
          <table:table-cell table:style-name="ce1" office:value-type="string" calcext:value-type="string" table:number-columns-spanned="11" table:number-rows-spanned="1">
            <text:p>Escolha o Forno</text:p>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Descrição:</text:p>
          </table:table-cell>
          <table:covered-table-cell table:style-name="ce9"/>
          <table:table-cell table:style-name="ce13" table:number-columns-spanned="2" table:number-rows-spanned="1"/>
          <table:covered-table-cell table:style-name="ce14"/>
          <table:table-cell/>
          <table:table-cell office:value-type="string" calcext:value-type="string" table:number-columns-spanned="11" table:number-rows-spanned="1">
            <text:p>Forno _Comp:50_Larg:50_Alt:200</text:p>
            <draw:control table:end-cell-address="Forno.P6" table:end-x="1.796cm" table:end-y="0.9cm" draw:z-index="11" draw:name="Control 1" draw:style-name="gr3" draw:text-style-name="P3" svg:width="23.019cm" svg:height="0.9cm" svg:x="0cm" svg:y="0cm" draw:control="control12"/>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Alt. Peça (cm):</text:p>
          </table:table-cell>
          <table:covered-table-cell table:style-name="ce9"/>
          <table:table-cell table:style-name="ce13" table:number-columns-spanned="2" table:number-rows-spanned="1"/>
          <table:covered-table-cell table:style-name="ce14"/>
          <table:table-cell/>
          <table:table-cell table:style-name="ce2" office:value-type="string" calcext:value-type="string" table:number-columns-spanned="2" table:number-rows-spanned="1">
            <text:p>Comprimento (cm):</text:p>
          </table:table-cell>
          <table:covered-table-cell/>
          <table:table-cell table:style-name="ce28" office:value-type="string" calcext:value-type="string">
            <text:p>50</text:p>
          </table:table-cell>
          <table:table-cell table:style-name="ce2" office:value-type="string" calcext:value-type="string">
            <text:p>Largura (cm):</text:p>
          </table:table-cell>
          <table:table-cell table:style-name="ce36" office:value-type="string" calcext:value-type="string" table:number-columns-spanned="2" table:number-rows-spanned="1">
            <text:p>50</text:p>
          </table:table-cell>
          <table:covered-table-cell table:style-name="ce26"/>
          <table:table-cell table:style-name="ce2" office:value-type="string" calcext:value-type="string" table:number-columns-spanned="2" table:number-rows-spanned="1">
            <text:p>Altura (cm):</text:p>
          </table:table-cell>
          <table:covered-table-cell/>
          <table:table-cell table:style-name="ce36" office:value-type="string" calcext:value-type="string" table:number-columns-spanned="3" table:number-rows-spanned="1">
            <text:p>200</text:p>
          </table:table-cell>
          <table:covered-table-cell table:style-name="ce33"/>
          <table:covered-table-cell table:style-name="ce39"/>
          <table:table-cell table:number-columns-repeated="1008"/>
        </table:table-row>
        <table:table-row table:style-name="ro1">
          <table:table-cell table:style-name="ce6" office:value-type="string" calcext:value-type="string" table:number-columns-spanned="2" table:number-rows-spanned="1">
            <text:p>Diâmetro (cm):</text:p>
          </table:table-cell>
          <table:covered-table-cell table:style-name="ce9"/>
          <table:table-cell table:style-name="ce13" table:number-columns-spanned="2" table:number-rows-spanned="1"/>
          <table:covered-table-cell table:style-name="ce14"/>
          <table:table-cell/>
          <table:table-cell table:style-name="ce2" office:value-type="string" calcext:value-type="string" table:number-columns-spanned="2" table:number-rows-spanned="1">
            <text:p>Alt. dos suportes (cm):</text:p>
          </table:table-cell>
          <table:covered-table-cell/>
          <table:table-cell table:style-name="ce28" office:value-type="string" calcext:value-type="string" table:number-columns-spanned="9" table:number-rows-spanned="1">
            <text:p>5 10 20</text:p>
          </table:table-cell>
          <table:covered-table-cell table:number-columns-repeated="4" table:style-name="ce25"/>
          <table:covered-table-cell table:number-columns-repeated="4" table:style-name="ce30"/>
          <table:table-cell table:number-columns-repeated="1008"/>
        </table:table-row>
        <table:table-row table:style-name="ro1">
          <table:table-cell table:style-name="ce6" table:number-columns-spanned="2" table:number-rows-spanned="1"/>
          <table:covered-table-cell table:style-name="ce9"/>
          <table:table-cell table:style-name="ce6" table:number-columns-spanned="2" table:number-rows-spanned="1"/>
          <table:covered-table-cell table:style-name="ce15"/>
          <table:table-cell/>
          <table:table-cell table:style-name="ce8" table:number-columns-spanned="2" table:number-rows-spanned="1"/>
          <table:covered-table-cell table:style-name="ce8"/>
          <table:table-cell table:style-name="ce8" table:number-columns-spanned="2" table:number-rows-spanned="1">
            <draw:control table:end-cell-address="Forno.I9" table:end-x="3.24cm" table:end-y="0.899cm" draw:z-index="12" draw:name="Controle 3" draw:style-name="gr2" draw:text-style-name="P2" svg:width="5.989cm" svg:height="0.899cm" svg:x="0cm" svg:y="0cm" draw:control="control13"/>
          </table:table-cell>
          <table:covered-table-cell table:style-name="ce8"/>
          <table:table-cell table:style-name="ce8" table:number-columns-spanned="2" table:number-rows-spanned="1">
            <draw:control table:end-cell-address="Forno.L9" table:end-x="0.163cm" table:end-y="0.899cm" draw:z-index="13" draw:name="Controle 12" draw:style-name="gr2" draw:text-style-name="P2" svg:width="4.107cm" svg:height="0.899cm" svg:x="0cm" svg:y="0cm" draw:control="control14"/>
          </table:table-cell>
          <table:covered-table-cell table:style-name="ce8"/>
          <table:table-cell table:style-name="ce8" table:number-columns-spanned="2" table:number-rows-spanned="1">
            <draw:control table:end-cell-address="Forno.M9" table:end-x="1cm" table:end-y="0.899cm" draw:z-index="14" draw:name="Controle 14" draw:style-name="gr4" draw:text-style-name="P2" svg:width="3.804cm" svg:height="0.899cm" svg:x="0cm" svg:y="0cm" draw:control="control15"/>
          </table:table-cell>
          <table:covered-table-cell table:style-name="ce8"/>
          <table:table-cell table:style-name="ce8" table:number-columns-spanned="3" table:number-rows-spanned="1">
            <draw:control table:end-cell-address="Forno.P9" table:end-x="1.796cm" table:end-y="0.899cm" draw:z-index="15" draw:name="Controle 15" draw:style-name="gr5" draw:text-style-name="P2" svg:width="4.297cm" svg:height="0.899cm" svg:x="0cm" svg:y="0cm" draw:control="control16"/>
          </table:table-cell>
          <table:covered-table-cell table:number-columns-repeated="2" table:style-name="ce8"/>
          <table:table-cell table:number-columns-repeated="1008"/>
        </table:table-row>
        <table:table-row table:style-name="ro1">
          <table:table-cell office:value-type="string" calcext:value-type="string" table:number-columns-spanned="4" table:number-rows-spanned="1">
            <text:p>1</text:p>
            <draw:control table:end-cell-address="Forno.D10" table:end-x="1.83cm" table:end-y="0.9cm" draw:z-index="5" draw:name="Controle 1" draw:style-name="gr2" draw:text-style-name="P2" svg:width="7.381cm" svg:height="0.9cm" svg:x="0cm" svg:y="0cm" draw:control="control6"/>
          </table:table-cell>
          <table:covered-table-cell table:number-columns-repeated="3"/>
          <table:table-cell/>
          <table:table-cell table:style-name="ce1" office:value-type="string" calcext:value-type="string" table:number-columns-spanned="6" table:number-rows-spanned="1">
            <text:p>Lista de Itens</text:p>
          </table:table-cell>
          <table:covered-table-cell table:number-columns-repeated="5"/>
          <table:table-cell table:style-name="ce38" table:number-columns-spanned="2" table:number-rows-spanned="1">
            <draw:control draw:z-index="16" draw:name="Controle 16" draw:style-name="gr4" draw:text-style-name="P2" svg:width="3.805cm" svg:height="0.9cm" svg:x="0cm" svg:y="0cm" draw:control="control17"/>
          </table:table-cell>
          <table:covered-table-cell table:style-name="ce38"/>
          <table:table-cell table:style-name="ce38" table:number-columns-spanned="3" table:number-rows-spanned="1">
            <draw:control draw:z-index="10" draw:name="Controle 10" draw:style-name="gr4" draw:text-style-name="P2" svg:width="4.178cm" svg:height="0.9cm" svg:x="0.119cm" svg:y="0cm" draw:control="control9"/>
          </table:table-cell>
          <table:covered-table-cell table:number-columns-repeated="2" table:style-name="ce38"/>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 office:value-type="string" calcext:value-type="string">
            <text:p>Quantidade</text:p>
          </table:covered-table-cell>
          <table:covered-table-cell table:style-name="ce2"/>
          <table:table-cell table:number-columns-repeated="1008"/>
        </table:table-row>
        <table:table-row table:style-name="ro1">
          <table:table-cell table:style-name="ce8" table:number-columns-spanned="4" table:number-rows-spanned="1"/>
          <table:covered-table-cell table:number-columns-repeated="3"/>
          <table:table-cell/>
          <table:table-cell table:style-name="ce22" office:value-type="string" calcext:value-type="string">
            <text:p>Triângulo</text:p>
          </table:table-cell>
          <table:table-cell table:style-name="ce22" office:value-type="string" calcext:value-type="string" table:number-columns-spanned="3" table:number-rows-spanned="1">
            <text:p>bulinho</text:p>
          </table:table-cell>
          <table:covered-table-cell table:number-columns-repeated="2" table:style-name="ce22"/>
          <table:table-cell table:style-name="ce22" office:value-type="string" calcext:value-type="string">
            <text:p>10</text:p>
          </table:table-cell>
          <table:table-cell table:style-name="ce22" office:value-type="string" calcext:value-type="string">
            <text:p>5</text:p>
          </table:table-cell>
          <table:table-cell table:style-name="ce22"/>
          <table:table-cell table:style-name="ce41" office:value-type="string" calcext:value-type="string" table:number-columns-spanned="3" table:number-rows-spanned="1">
            <text:p>100</text:p>
          </table:table-cell>
          <table:covered-table-cell table:number-columns-repeated="2" table:style-name="ce41"/>
          <table:table-cell table:style-name="ce45" office:value-type="string" calcext:value-type="string">
            <text:p>X</text:p>
          </table:table-cell>
          <table:table-cell table:number-columns-repeated="1008"/>
        </table:table-row>
        <table:table-row table:style-name="ro1">
          <table:table-cell table:style-name="ce8" table:number-columns-spanned="4" table:number-rows-spanned="1"/>
          <table:covered-table-cell table:number-columns-repeated="3"/>
          <table:table-cell/>
          <table:table-cell table:style-name="ce22" office:value-type="string" calcext:value-type="string">
            <text:p>Retângulo</text:p>
          </table:table-cell>
          <table:table-cell table:style-name="ce22" office:value-type="string" calcext:value-type="string" table:number-columns-spanned="3" table:number-rows-spanned="1">
            <text:p>pao</text:p>
          </table:table-cell>
          <table:covered-table-cell table:number-columns-repeated="2" table:style-name="ce22"/>
          <table:table-cell table:style-name="ce22" office:value-type="string" calcext:value-type="string">
            <text:p>20</text:p>
          </table:table-cell>
          <table:table-cell table:style-name="ce22" office:value-type="string" calcext:value-type="string">
            <text:p>10</text:p>
          </table:table-cell>
          <table:table-cell table:style-name="ce22" office:value-type="string" calcext:value-type="string">
            <text:p>15</text:p>
          </table:table-cell>
          <table:table-cell table:style-name="ce41" office:value-type="string" calcext:value-type="string" table:number-columns-spanned="3" table:number-rows-spanned="1">
            <text:p>40</text:p>
          </table:table-cell>
          <table:covered-table-cell table:number-columns-repeated="2" table:style-name="ce41"/>
          <table:table-cell table:style-name="ce45" office:value-type="string" calcext:value-type="string">
            <text:p>X</text:p>
          </table:table-cell>
          <table:table-cell table:number-columns-repeated="1008"/>
        </table:table-row>
        <table:table-row table:style-name="ro1">
          <table:table-cell table:style-name="ce8" table:number-columns-spanned="4" table:number-rows-spanned="1">
            <draw:control draw:z-index="7" draw:name="Controle 9" draw:style-name="gr6" draw:text-style-name="P2" svg:width="7.317cm" svg:height="0.9cm" svg:x="0cm" svg:y="0cm" draw:control="control8"/>
          </table:table-cell>
          <table:covered-table-cell table:number-columns-repeated="3"/>
          <table:table-cell/>
          <table:table-cell table:style-name="ce22" office:value-type="string" calcext:value-type="string">
            <text:p>Círculo</text:p>
          </table:table-cell>
          <table:table-cell table:style-name="ce22" office:value-type="string" calcext:value-type="string" table:number-columns-spanned="3" table:number-rows-spanned="1">
            <text:p>asd</text:p>
          </table:table-cell>
          <table:covered-table-cell table:number-columns-repeated="2" table:style-name="ce22"/>
          <table:table-cell table:style-name="ce22" office:value-type="string" calcext:value-type="string">
            <text:p>30</text:p>
          </table:table-cell>
          <table:table-cell table:style-name="ce22" office:value-type="string" calcext:value-type="string">
            <text:p>15</text:p>
          </table:table-cell>
          <table:table-cell table:style-name="ce22"/>
          <table:table-cell table:style-name="ce41" office:value-type="string" calcext:value-type="string" table:number-columns-spanned="3" table:number-rows-spanned="1">
            <text:p>30</text:p>
          </table:table-cell>
          <table:covered-table-cell table:number-columns-repeated="2" table:style-name="ce41"/>
          <table:table-cell table:style-name="ce45" office:value-type="string" calcext:value-type="string">
            <text:p>X</text:p>
          </table:table-cell>
          <table:table-cell table:number-columns-repeated="1008"/>
        </table:table-row>
        <table:table-row table:style-name="ro1">
          <table:table-cell table:number-columns-spanned="4" table:number-rows-spanned="1">
            <draw:control draw:z-index="6" draw:name="Controle 8" draw:style-name="gr2" draw:text-style-name="P2" svg:width="7.317cm" svg:height="0.899cm" svg:x="0cm" svg:y="0cm" draw:control="control7"/>
          </table:table-cell>
          <table:covered-table-cell table:number-columns-repeated="3"/>
          <table:table-cell/>
          <table:table-cell table:style-name="ce22" office:value-type="string" calcext:value-type="string">
            <text:p>Círculo</text:p>
          </table:table-cell>
          <table:table-cell table:style-name="ce22" office:value-type="string" calcext:value-type="string" table:number-columns-spanned="3" table:number-rows-spanned="1">
            <text:p>asdasdad</text:p>
          </table:table-cell>
          <table:covered-table-cell table:number-columns-repeated="2" table:style-name="ce22"/>
          <table:table-cell table:style-name="ce22" office:value-type="string" calcext:value-type="string">
            <text:p>40</text:p>
          </table:table-cell>
          <table:table-cell table:style-name="ce22" office:value-type="string" calcext:value-type="string">
            <text:p>20</text:p>
          </table:table-cell>
          <table:table-cell table:style-name="ce22"/>
          <table:table-cell table:style-name="ce41" office:value-type="string" calcext:value-type="string" table:number-columns-spanned="3" table:number-rows-spanned="1">
            <text:p>20</text:p>
          </table:table-cell>
          <table:covered-table-cell table:number-columns-repeated="2" table:style-name="ce41"/>
          <table:table-cell table:style-name="ce45" office:value-type="string" calcext:value-type="string">
            <text:p>X</text:p>
          </table:table-cell>
          <table:table-cell table:number-columns-repeated="1008"/>
        </table:table-row>
        <table:table-row table:style-name="ro1">
          <table:table-cell table:number-columns-spanned="4" table:number-rows-spanned="1">
            <draw:control draw:z-index="9" draw:name="Controle 13" draw:style-name="gr4" draw:text-style-name="P2" svg:width="7.317cm" svg:height="0.9cm" svg:x="0cm" svg:y="0cm" draw:control="control11"/>
          </table:table-cell>
          <table:covered-table-cell table:number-columns-repeated="3"/>
          <table:table-cell/>
          <table:table-cell table:style-name="ce22" office:value-type="string" calcext:value-type="string">
            <text:p>Quadrado</text:p>
          </table:table-cell>
          <table:table-cell table:style-name="ce22" office:value-type="string" calcext:value-type="string" table:number-columns-spanned="3" table:number-rows-spanned="1">
            <text:p>Quadrado</text:p>
          </table:table-cell>
          <table:covered-table-cell table:number-columns-repeated="2" table:style-name="ce22"/>
          <table:table-cell table:style-name="ce22" office:value-type="string" calcext:value-type="string">
            <text:p>50</text:p>
          </table:table-cell>
          <table:table-cell table:style-name="ce22" office:value-type="string" calcext:value-type="string">
            <text:p>25</text:p>
          </table:table-cell>
          <table:table-cell table:style-name="ce22"/>
          <table:table-cell table:style-name="ce41" office:value-type="string" calcext:value-type="string" table:number-columns-spanned="3" table:number-rows-spanned="1">
            <text:p>10</text:p>
          </table:table-cell>
          <table:covered-table-cell table:number-columns-repeated="2" table:style-name="ce41"/>
          <table:table-cell table:style-name="ce45" office:value-type="string" calcext:value-type="string">
            <text:p>X</text:p>
          </table:table-cell>
          <table:table-cell table:number-columns-repeated="1008"/>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8" table:number-columns-spanned="4" table:number-rows-spanned="2">
            <draw:control draw:z-index="8" draw:name="Controle 11" draw:style-name="gr2" draw:text-style-name="P2" svg:width="7.317cm" svg:height="1.8cm" svg:x="0cm" svg:y="0cm" draw:control="control10"/>
          </table:table-cell>
          <table:covered-table-cell table:number-columns-repeated="3"/>
          <table:table-cell table:number-columns-repeated="1020"/>
        </table:table-row>
        <table:table-row table:style-name="ro1">
          <table:covered-table-cell table:style-name="ce8"/>
          <table:covered-table-cell table:number-columns-repeated="3"/>
          <table:table-cell table:number-columns-repeated="1020"/>
        </table:table-row>
        <table:table-row table:style-name="ro1" table:number-rows-repeated="1048555">
          <table:table-cell table:number-columns-repeated="1024"/>
        </table:table-row>
        <table:table-row table:style-name="ro1">
          <table:table-cell table:number-columns-repeated="1024"/>
        </table:table-row>
      </table:table>
      <table:table table:name="KilnStorage" table:style-name="ta1" table:protected="true" table:protection-key="btWDPPNShuv4Zit7WUnw10K77D8=" table:protection-key-digest-algorithm="http://www.w3.org/2000/09/xmldsig#sha1">
        <loext:table-protection loext:select-protected-cells="true" loext:select-unprotected-cells="true"/>
        <office:forms form:automatic-focus="false" form:apply-design-mode="false"/>
        <table:table-column table:style-name="co15" table:default-cell-style-name="Default"/>
        <table:table-column table:style-name="co14" table:number-columns-repeated="11" table:default-cell-style-name="ce47"/>
        <table:table-row table:style-name="ro2">
          <table:table-cell office:value-type="string" calcext:value-type="string">
            <text:p>Forno _Comp:50_Larg:50_Alt:200</text:p>
          </table:table-cell>
          <table:table-cell table:number-columns-repeated="2" office:value-type="string" calcext:value-type="string">
            <text:p>50</text:p>
          </table:table-cell>
          <table:table-cell office:value-type="string" calcext:value-type="string">
            <text:p>200</text:p>
          </table:table-cell>
          <table:table-cell office:value-type="string" calcext:value-type="string">
            <text:p>5</text:p>
          </table:table-cell>
          <table:table-cell office:value-type="string" calcext:value-type="string">
            <text:p>10</text:p>
          </table:table-cell>
          <table:table-cell office:value-type="string" calcext:value-type="string">
            <text:p>20</text:p>
          </table:table-cell>
          <table:table-cell table:number-columns-repeated="5"/>
        </table:table-row>
        <table:table-row table:style-name="ro2">
          <table:table-cell office:value-type="string" calcext:value-type="string">
            <text:p>Forno _Comp:45_Larg:45_Alt:45</text:p>
          </table:table-cell>
          <table:table-cell table:number-columns-repeated="3" office:value-type="string" calcext:value-type="string">
            <text:p>45</text:p>
          </table:table-cell>
          <table:table-cell office:value-type="string" calcext:value-type="string">
            <text:p>20</text:p>
          </table:table-cell>
          <table:table-cell office:value-type="string" calcext:value-type="string">
            <text:p>25</text:p>
          </table:table-cell>
          <table:table-cell office:value-type="string" calcext:value-type="string">
            <text:p>30</text:p>
          </table:table-cell>
          <table:table-cell table:style-name="Default" table:number-columns-repeated="5"/>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3.7.2$Linux_X86_64 LibreOffice_project/30$Build-2</meta:generator>
    <dc:date>2023-11-24T21:29:05.609773188</dc:date>
    <meta:editing-duration>P3DT3H44M7S</meta:editing-duration>
    <meta:editing-cycles>4291</meta:editing-cycles>
    <meta:document-statistic meta:table-count="2" meta:cell-count="89" meta:object-count="17"/>
  </office:meta>
</office:document-meta>
</file>

<file path=Basic/Standard/CellButton.xml><?xml version="1.0" encoding="utf-8"?>
<!DOCTYPE module  PUBLIC '-//OpenOffice.org//DTD OfficeDocument 1.0//EN'  'module.dtd'>
<script:module xmlns:script="http://openoffice.org/2000/script" script:name="CellButton" script:language="StarBasic" script:moduleType="normal">REM  *****  BASIC  *****

Function CellIsButton(cell As Object) As Boolean

	UpdateItemsCounters()

	cellRow = GetCellRowIndex(cell)
	cellColumn = GetCellColumnIndex(cell)
	
	headerCell = GetLastCellOfListHeader()
	column = GetCellColumnIndex(headerCell)
	listFirstRow = GetCellRowIndex(GetCellNextRowSameColumn(headerCell))

	If (cellRow &gt;= listFirstRow And cellRow &lt;= listFirstRow+nItems-1 And cellColumn = column) Then
		CellIsButton = True
		Exit Function
	EndIf

'	While (headerCell.GetString() &lt;&gt; headerLableQtd)
'		headerCell = headerCell.GetSameRowPreviousColumn(headerCell)
'	WEnd

'	column = GetCellColumnIndex(headerColumn)

'	If (cellRow &gt;= firstListRow And (cellColumn = column Or cellColumn = column + 2)) Then
'		CellIsButton = True
'		Exit Function
'	EndIf

	CellIsButton = False

End Function

Function ExecuteCellAction(cell As Object)

	UpdateItemsCounters()

	cellRow = GetCellRowIndex(cell)
	cellColumn = GetCellColumnIndex(cell)
	
	headerCell = GetLastCellOfListHeader()
	column = GetCellColumnIndex(headerCell)

	listFirstRow = GetCellRowIndex(GetCellNextRowSameColumn(headerCell))

	If (cellRow &gt;= listFirstRow And cellRow &lt;= listFirstRow+nItems-1 And cellColumn = column) Then
'		RemoveItemLine(cell)
		RemoveItemFromList(cell)
		Exit Function
	EndIf


'	While (headerCell.GetString() &lt;&gt; headerLableQtd)
'		headerCell = headerCell.GetSameRowPreviousColumn(headerCell)
'	WEnd
'
'	column = GetCellColumnIndex(headerColumn)
'
'	If (cellRow &gt;= firstListRow And cellColumn = column) Then
'		CellIsButton = True
'		Exit Function
'	EndIf
'	
'	If (cellRow &gt;= firstListRow And cellColumn = column + 2) Then
'		Exit Function
'	EndIf
	
End Function

</script:module>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tipoNamedRange = "mergedTipo"
Global Const tipoInputNamedRange = "mergedTipoInput"
Global Const alturaNamedRange = "mergedAltura"
Global Const alturaInputNamedRange = "mergedAlturaInput"
Global Const descricaoNamedRange = "mergedDescricao"
Global Const descricaoInputNamedRange = "mergedDescricaoInput"
Global Const larguraNamedRange = "mergedLargura"
Global Const larguraInputNamedRange = "mergedLarguraInput"
Global Const comprimentoNamedRange = "mergedComprimento"
Global Const comprimentoInputNamedRange = "mergedComprimentoInput"
Global Const listaItensTituloNamedRange = "itemsListTitle"
Global Const listaItensHeaderNamedRange = "itemsListHeader"
Global Const fornoBDHeaderNamedRange = "kilnStorageHeader"

Global Const typeCircle = "Círculo"
Global Const typeSquare = "Quadrado"
Global Const typeRectangle = "Retângulo"
Global Const typeTriangle = "Triângulo"


Global Const headerLableTipo = "Tipo"
Global Const headerLableDescricao = "Descrição"
Global Const headerLableDimensao = "Dimensões (cm)"
Global Const headerLableQtd = "Quantidade"
Global Const headerLableExcluir = "Excluir"

'Buttons Names Prefixes
Global Const buttonPrefix = "botao"
Global Const buttonIncrementPrefix = "botaoIncremento"
Global Const buttonDecrementPrefix = "botaoDecremento"
Global Const buttonTrashPrefix = "botaoLixo"


Global Const buttonCreateKiln = "botaoCriarForno"
Global Const buttonEditKiln = "botaoEditarForno"
Global Const buttonSaveKilnEdition = "botaoSalvarAltForno"
Global Const buttonEraseKiln = "botaoApagarForno"
Global Const buttonCancelKilnEdition = "botaoCancelarAltForno"

Global Const buttonCircle = "botaoCirculo"


'App images directory name
Global Const imgDirectoryName = "images"

'Button Images Names
Global Const imgButtonIncrement = "incrementar_item.png"
Global Const imgButtonDecrement = "decrementar_item.png"
Global Const imgButtonTrash = "img_lixo.png"


Global Const solverExecutableName = "solve"

'Prefix for kilns names
Global Const kilnNamePrefix = "Forno"
Global Const kilnSheetDBName = "KilnStorage"

'Combobox name
Global Const comboBoxName = "escolheForno"

'
Global Const defaultProtectSelection = "$Forno.$F$6"

'Automatic Protection Password
Global Const protectionPassword = "123456"


'Global Variables
Global nItems As Integer
Global lastListButtonIndex As Integer
Global mousePressed As Boolean
Global comboListOpen As Boolean

Global canChange As Boolean


'colors
Global editableBGColor As Long
Global nonEditableBGColor As Long
Global redColor As Long
Global whiteColor As Long

Function SetGlobalVariables()
	mousePressed = False
	comboListOpen = False
	
	editableBGColor = RGB(114, 196, 226)
	nonEditableBGColor = RGB(107, 121, 137)	
	redColor = RGB(255, 0, 0)
	whiteColor = RGB(255, 255, 255)
	
	UpdateItemsCounters()
	
End Function


Function SetGUIData()
	'Set circle insertion
	button = GetButtonByName(buttonCircle)
	btnCellAddress = GetButtonLocation(button)
	buttonCell = GetCellObjectByName(btnCellAddress)
	ThisComponent.getCurrentController().Select(buttonCell)
	ReadyInputsForAdd(button,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SaveKilnEdition = GetButtonByName(buttonEditKiln)
	buttonCell = GetCellObjectByName(GetButtonLocation(btnSav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End Function


'Set the global variables when file is opened
Sub SetInitialValues()

	PrepareExecution()
	
	SetGlobalVariables()
	SetGUIData()

	canChange = True
	FinishExecution()

End Sub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DeleteFile(pathToFile As String)
	
	path = AddURLPrefixOnPath(pathToFile)
	
	Dim objSimpleFileAccess As Object
	objSimpleFileAccess	 = createUNOService("com.sun.star.ucb.SimpleFileAccess")
	
	If (ExistsFile(path)) Then
		objSimpleFileAccess.kill(path)
	EndIf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lean Descrição Input
	cellInput = GetCellNextRowSameColumn(cellInput)
	cellInput.SetString("")

	'Clean Altura Input
	cellInput = GetCellNextRowSameColumn(cellInput)
	cellInput.SetString("")

	'Clean Largura Input
	cellInput = GetCellNextRowSameColumn(cellInput)
	cellInput.SetString("")
	
	'Clean Comprimento Input
	cellInput = GetCellNextRowSameColumn(cellInput)
	cellInput.SetString("")

End Function


'Set the item type lables
Function SetInputLables(cellLable As Object, itemType As String)
	two2DMeasures = HasTwo2DMeasures(itemType)

	'Set Tipo Lable
	cellLable.SetString("Tipo:")

	'Clean Descrição Lable
	cellLable = GetCellNextRowSameColumn(cellLable)
	cellLable.SetString("Descrição:")

	'Clean Altura Lable
	cellLable = GetCellNextRowSameColumn(cellLable)
	cellLable.SetString("Alt. Peça (cm):")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lean Comprimento Lable
	cellLable = GetCellNextRowSameColumn(cellLable)
	UnlockCell(cellLable)
	cellLable.SetString("")
	
	cellInput = GetCellSameRowNextColumn(cellLable)
	cellInput.CellBackColor = nonEditableBGColor
	LockCell(cellInput)

	If (two2DMeasures) Then
		cellLable.SetString("Comp. (cm):")
		cellInput.CellBackColor = editableBGColor
		UnlockCell(cellInput)
	Endif
	
	LockCell(cellLable)
End Function


'Get the cell 'Tipo' if it is on the same line
Function GetTipoCellFromSameLine(cell As Object) As Object

	row = GetCellRowIndex(cell)
	column = GetCellColumnIndex(cell)
	
	While (column &gt;= 0 And Not IsInNamedRange(cell, tipoNamedRange))
		column = column - 1
		cell = GetCellObjectByIndex(row, column)
	WEnd
	If (column &lt; 0) Then
		MsgBox("O parêmetro 'cell' tem que estar na mesma linha da célula mesclada com nome 'mergedTipo'")
	EndIf
	
	GetTipoCellFromSameLine = GetFirstCellObjFromNamedRange(tipoNamedRange)
	
End Function


'Get the cell 'Tipo' if it is on the same column
Function GetTipoCellFromSameColumn(cell As Object) As Object

	row = GetCellRowIndex(cell)
	column = GetCellColumnIndex(cell)
	
	While (row &gt;= 0 And Not IsInNamedRange(cell, tipoNamedRange))
		row = row - 1
		cell = GetCellObjectByIndex(row, column)
	WEnd
	If (row &lt; 0) Then
		MsgBox("O parêmetro 'cell' tem que estar na mesma linha da célula mesclada com nome 'mergedTipo'")
	EndIf
	
	GetTipoCellFromSameColumn = GetFirstCellObjFromNamedRange(tipoNamedRange)
	
End Function


'Set the lables and inputs for reading an item data
Function ReadyInputsForAdd(button As Object, itemType As String)

	cellBellow = GetCellBellowButton(button)
	cellBellow = GetTipoCellFromSameLine(cellBellow)
	
	SetInputLables(cellBellow, itemType)
	
	cellInput = GetFirstInputCell(cellBellow)
	CleanItemInputs(cellBellow)
	
	cellInput.SetString(itemType)

End Function


'Button circle action: Set the lables and inputs for reading an circle data
Function CircleSelected(buttonShape As Object)
	PrepareExecution()	
	
	button = buttonShape.Source.Model
	btnCellAddress = GetButtonLocation(button)
	buttonCell = GetCellObjectByName(btnCellAddress)
	ThisComponent.getCurrentController().Select(buttonCell)
	
	ReadyInputsForAdd(button, typeCircle)
	
	FinishExecution()
	
End Function


'Button square action: Set the lables and inputs for reading an square data
Function SquareSelected(buttonShape As Object)
	
	PrepareExecution()
	
	button = buttonShape.Source.Model
	btnCellAddress = GetButtonLocation(button)
	buttonCell = GetCellObjectByName(btnCellAddress)
	ThisComponent.getCurrentController().Select(buttonCell)
	
	ReadyInputsForAdd(button, typeSquare)

	FinishExecution()

End Function


'Button rectangle action: Set the lables and inputs for reading an rectangle data
Function RectangleSelected(buttonShape As Object)

	PrepareExecution()

	button = buttonShape.Source.Model
	btnCellAddress = GetButtonLocation(button)
	buttonCell = GetCellObjectByName(btnCellAddress)
	ThisComponent.getCurrentController().Select(buttonCell)
	
	ReadyInputsForAdd(button, typeRectangle)

	FinishExecution()
	
End Function


'Button triangle action: Set the lables and inputs for reading an triangle data
Function TriangleSelected(buttonShape As Object)

	PrepareExecution()

	button = buttonShape.Source.Model
	btnCellAddress = GetButtonLocation(button)
	buttonCell = GetCellObjectByName(btnCellAddress)
	ThisComponent.getCurrentController().Select(buttonCell)
	
	ReadyInputsForAdd(button, typeTriangle)

	FinishExecution()
		
End Function


'Read the input data for adding an item
Function ReadItemInputData(cellLableTipo As Object) As Object
	numberInputs = 3
	
	'Get 'tipo' input cell
	inputCell = GetCellSameRowNextColumn(cellLableTipo)
	itemType = inputCell.GetString()
	If (itemType = "") Then
		ReadItemInputData = AllFieldsAreNeededError()
		Exit Function
	EndIf
	
	'Read cells bellow
	inputCell = GetCellNextRowSameColumn(inputCell)
	itemDescription = inputCell.GetString()
	If (itemDescription = "") Then
		ReadItemInputData = AllFieldsAreNeededError()
		Exit Function
	EndIf

	inputCell = GetCellNextRowSameColumn(inputCell)
	itemHeight = inputCell.GetString()
	If (itemHeight = "") Then
		ReadItemInputData = ReadingError()
		Exit Function
	EndIf

	If (Not IsNumeric(itemHeight)) Then
		ReadItemInputData = InputMustBeANumberError(inputCell)
		Exit Function
	Else
		itemHeight = CInt(itemHeight) &amp; ""
	EndIf
	
	inputCell = GetCellNextRowSameColumn(inputCell)
	itemWidth = inputCell.GetString()
	If (itemWidth = "") Then
		ReadItemInputData = AllFieldsAreNeededError()
		Exit Function
	EndIf
	
	If (Not IsNumeric(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itemLength = "") Then
			ReadItemInputData = AllFieldsAreNeededError()
			Exit Function
		EndIf
		
		If (Not IsNumeric(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Button 'Adicionar Item' action: Add an item to the list
Function AddItem(buttonShape As Object)

	PrepareExecution()

	'Avoid more clicks in button
	button = buttonShape.Source.Model	
	button.Enabled = False

	buttonCellAddr = GetButtonLocation(button)
	buttonCell = GetCellObjectByName(buttonCellAddr)
	
	ThisComponent.getCurrentController().Select(buttonCell)

	'Get cell to read data	
	cellAbove = GetCellPreviousRowSameColumn(buttonCell)	
	cellLableTipo = GetTipoCellFromSameColumn(cellAbove)
	
	'Read data.
	'If an error occured enable the button
	inputData = ReadItemInputData(cellLableTipo)
	If inputData(0) = "" Then
		button.Enabled = True
		FinishExecution()
		Stop
	EndIf
	
	'Insert item in list
	InsertInListAtStart(inputData)
	
	'Reset input values
'	CleanItemInputs(cellLableTipo)

	'Enable AddItem button
	button.Enabled = True
	
	FinishExecution()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CreateKilnSheet()

	sheets = ThisComponent.getSheets()  
	sheets.InsertNewByName(kilnSheetDBName, 1)
	
	sheet = GetSheetByName(kilnSheetDBName)
	'sheet.IsVisible = False

End Function

Function SelectEmptyKiln()
	
	sheet = GetCurrentSheet()
	form = sheet.DrawPage.Forms.GetByIndex(0)
	controller = ThisComponent.GetCurrentController()
	
	cbBox = form.GetByName(comboBoxName)

	cbBox.SelectedItems(0) = 0
	cbBox.SelectedValues(0) = ""
	cbBox.SelectedValue = ""

End Function

Function GetSelectedKilnInfoAsText() As String

	sheet = GetCurrentSheet()
	form = sheet.DrawPage.Forms.GetByIndex(0)
	controller = ThisComponent.GetCurrentController()
	
	cbBox = form.GetByName(comboBoxName)
	ThisComponent.getCurrentController().Select(boundCell)
	
	kilnName = cbBox.SelectedValue
	
	If (kilnName = "") Then
		GetSelectedKilnInfoAsText = ""
		Exit Function
	EndIf
	
	kilnData = GetKilnData(kilnName)
	
	
	kilnLength = kilnData(0)
	kilnWidth = kilnData(1)
	kilnHeight = kilnData(2)
	supports = Split(kilnData(3), " ")
	
	swapped = True
	While swapped
		swapped = False
		For i = 0 To UBound(supports)-1
			If (CInt(supports(i)) &gt; CInt(supports(i+1))) Then
				aux = supports(i)
				supports(i) = supports(i+1)
				supports(i+1) = aux
				swapped = True
			EndIf
		Next i
	WEnd
	
	infoAsText = ""	
	infoAsText = infoAsText &amp; kilnLength &amp; " " &amp; kilnWidth &amp; " " &amp; kilnHeight
	infoAsText = infoAsText &amp; Chr(10)
	infoAsText = infoAsText &amp; UBound(supports) + 1
	infoAsText = infoAsText &amp; Chr(10)
	
	For i = LBound(supports) To UBound(supports)
		infoAsText = infoAsText &amp; supports(i)
		infoAsText = infoAsText &amp; Chr(10)
	Next i
	
	GetSelectedKilnInfoAsText = infoAsText

End Function


Function CreateKilnRow(kilnData() As String) As Boolean

	If (Not SheetExists(kilnSheetDBName)) Then
		CreateKilnSheet()
	EndIf
	
	sheet = GetSheetByName(kilnSheetDBName)	

	kilnName = kilnNamePrefix &amp; " _Comp:" &amp; kilnData(0) &amp; "_Larg:" &amp; kilnData(1) &amp; "_Alt:" &amp;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length = "") Then
		ReadKilnData = AllFieldsAreNeededError()
		Exit Function
	Endif
	
	'Jump to next input cell ignoring next lable
	inputCell = GetCellSameRowNextColumn(inputCell)
	inputCell = GetCellSameRowNextColumn(inputCell)
	
	width = inputCell.GetString()
	If (width = "") Then
		ReadKilnData = AllFieldsAreNeededError()
		Exit Function
	Endif

	'Jump to next input cell ignoring next lable
	inputCell = GetCellSameRowNextColumn(inputCell)
	inputCell = GetCellSameRowNextColumn(inputCell)
	
	height = inputCell.GetString()
	If (height = "") Then
		ReadKilnData = AllFieldsAreNeededError()
		Exit Function
	Endif
	
	inputCell = GetCellNextRowSameColumn(cellLableComprimento)
	inputCell = GetCellSameRowNextColumn(inputCell)
	
	supports = inputCell.GetString()
	
	supportsSplitted = Split(supports, " ")
	numberOfSupports = 0
	If (UBound(supportsSplitted) &gt; -1) Then
		numberOfSupports = UBound(supportsSplitted) + 1
	EndIf
	
	numberInputs = numberInputs + numberOfSupports - 1
	'Create an array with the input data
	Dim data(numberInputs) As String
	
	data(0) = length
	data(1) = width
	data(2) = height
	If (numberOfSupports &gt; 0) Then
		For i = 3 To UBound(data)
			data(i) = supportsSplitted(UBound(data) - i)
		Next i
	EndIf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StoreKiln(buttonShape As Object)
	'Avoid more clicks in button
	
	PrepareExecution()

	button = buttonShape.Source.Model
	button.Enabled = False
	
	btnCellAddress = GetButtonLocation(button)
	buttonCell = GetCellObjectByName(btnCellAddress)
	ThisComponent.getCurrentController().Select(buttonCell)

	cellBeforeButton = GetCellSameRowPreviousColumn(buttonCell)
	cellLableComprimento = GetCellPreviousRowSameColumn(cellBeforeButton)
	cellLableComprimento = GetCellPreviousRowSameColumn(cellLableComprimento)
	

	
	On Error GoTo InsertingError
		inputData = ReadKilnData(cellLableComprimento)
		'If an error occured enable the button
		If (inputData(0) = "") Then
			button.Enabled = True
			FinishExecution()
			Stop
		EndIf
		
		If(CreateKilnRow(inputData)) Then
			sheet = GetCurrentSheet()
			form = sheet.DrawPage.Forms.GetByIndex(0)
			controller = ThisComponent.GetCurrentController()			
			cbBox = form.GetByName(comboBoxName)
			
			SelectEmptyKiln()
			
			SetChosenKilnValues("")

			CleanKilnInputs(cellLableComprimento)
			MsgBox("Forno criado com sucesso.")
		EndIf

		button.Enabled = True
		FinishExecution()

		Exit Function
	
	InsertingError:
		'Enable AddItem button
		button.Enabled = True
		FinishExecution()
		MsgBox("Code: " &amp; Err &amp; ", Line: " &amp; Erl &amp; ", Message: " &amp; Error$)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ListKilns()
	
	PrepareExecution()
	
	sheet = GetCurrentSheet()
	form = sheet.DrawPage.Forms.GetByIndex(0)
	controller = ThisComponent.GetCurrentController()
	
	cbBox = form.GetByName(comboBoxName)
	boundCell = cbBox.GetValueBinding().BoundCell
	ThisComponent.getCurrentController().Select(boundCell)

	If (cbBox.Dropdown) Then
		numberOfKilns = CountStoredKilns()
		
		Dim kilnList(numberOfKilns) As String
		kilnList(0) = ""

		kilnSheet = GetSheetByName(kilnSheetDBName)
		For i = 0 To numberOfKilns-1
			kilnCell = GetCellObjectByIndex(i, 0, kilnSheet.Name)
			kilnList(i+1) = kilnCell.GetString()
		Next i

		cbBox.StringItemList = kilnList

	EndIf
	
	FinishExecution()

End Function


Function SetChosenKilnValues(kilnName As String)

	PrepareExecution()

	sheet = GetCurrentSheet()
	form = sheet.DrawPage.Forms.GetByIndex(0)
	controller = ThisComponent.GetCurrentController()
	
	cbBox = form.GetByName(comboBoxName)

	boundCell = cbBox.GetValueBinding().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kilnName = "") Then
		kilnData(0) = ""
		kilnData(1) = ""
		kilnData(2) = ""
		kilnData(3) = ""
		
	Else
		kilnData = GetKilnData(kilnName)		
	EndIf

	cellLength.SetString(kilnData(0))
	cellWidth.SetString(kilnData(1))
	cellHeight.SetString(kilnData(2))
	cellSupports.SetString(kilnData(3))

	FinishExecution()

End Function


Function KilnSelected(ev)

	PrepareExecution()

	sheet = GetCurrentSheet()
	form = sheet.DrawPage.Forms.GetByIndex(0)
	controller = ThisComponent.GetCurrentController()
	
	cbBox = form.GetByName(comboBoxName)
	ThisComponent.getCurrentController().Select(boundCell)
	
	kilnName = cbBox.SelectedValue
	
	SetChosenKilnValues(kilnName)

	DisableKilnEdition()

	FinishExecution()
	
End Function

Function EnableKilnEdition()

	PrepareExecution()

	buttonEdit = GetButtonByName(buttonEditKiln)
	buttonEdit.Enabled = False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Cell = GetCellPreviousRowSameColumn(inputCell)
	UnlockCell(inputCell)
	
	inputCell = GetCellSameRowNextColumn(inputCell)
	inputCell = GetCellSameRowNextColumn(inputCell)
	UnlockCell(inputCell)
	
	inputCell = GetCellSameRowNextColumn(inputCell)
	inputCell = GetCellSameRowNextColumn(inputCell)
	UnlockCell(inputCell)
	
	FinishExecution()

End Function


Function DisableKilnEdition()

	PrepareExecution()

	buttonEdit = GetButtonByName(buttonEditKiln)
	buttonEdit.Enabled = True
	buttonEdit.EnableVisible = True
	
	buttonSave = GetButtonByName(buttonSaveKilnEdition)	
	buttonSave.Enabled = False
	buttonSave.EnableVisible = False

	buttonErase = GetButtonByName(buttonEraseKiln)
	buttonErase.Enabled = Flase
	buttonErase.EnableVisible = False
	
	buttonCancel = GetButtonByName(buttonCancelKilnEdition)
	buttonCancel.Enabled = False
	buttonCancel.EnableVisible = False
	
	cellButtonSave = GetButtonLocation(buttonSave)
	cellButtonSave = GetCellObjectByName(cellButtonSave)

	inputCell = GetCellPreviousRowSameColumn(cellButtonSave)
	LockCell(inputCell)
	
	inputCell = GetCellPreviousRowSameColumn(inputCell)
	LockCell(inputCell)
	
	inputCell = GetCellSameRowNextColumn(inputCell)
	inputCell = GetCellSameRowNextColumn(inputCell)
	LockCell(inputCell)

	inputCell = GetCellSameRowNextColumn(inputCell)
	inputCell = GetCellSameRowNextColumn(inputCell)
	LockCell(inputCell)

	FinishExecution()

End Function


Function EditKilnButtonAction(event)

	PrepareExecution()

	button = event.Source.Model
	buttonCell = GetButtonLocation(button)

	sheet = GetCurrentSheet()
	cellRange = sheet.getCellRangeByName(buttonCell)
	controller = ThisComponent.GetCurrentController()
	controller.Select(cellRange)

	form = sheet.DrawPage.Forms.GetByIndex(0)
	cbBox = form.GetByName(comboBoxName)
	
	kilnName = cbBox.CurrentValue
	
	If (kilnName = "") Then
		MsgBox("Escolha um forno para alterar")
		FinishExecution()
		Stop
	EndIf
	
	EnableKilnEdition()
	
	FinishExecution()
	
End Function


Function SaveKilnEdition(event)

	PrepareExecution()

	button = event.Source.Model
	buttonCell = GetButtonLocation(button)

	sheet = GetCurrentSheet()
	controller = ThisComponent.GetCurrentController()
	
	cellRange = sheet.getCellRangeByName(buttonCell)
	controller = ThisComponent.GetCurrentController()
	controller.Select(cellRange)

	form = sheet.DrawPage.Forms.GetByIndex(0)
	cbBox = form.GetByName(comboBoxName)
	kilnName = cbBox.CurrentValue
	
	msgText = "Tem certeza que deseja alterar os dados do forno " &amp; kilnName &amp; "?"
	answer = MsgBox(msgText, MB_YESNO, "Alterar dados do Forno?")
	
	If (answer &lt;&gt; IDYES) Then
		FinishExecution()
		Exit Function
	EndIf
	
	kilnSheet = GetSheetByName(kilnSheetDBName)
	
	kilnCell = GetCellObjectByIndex(0, 0, kilnSheet.Name)
	
	While (kilnCell.GetString() &lt;&gt; kilnName)
		kilnCell = GetCellNextRowSameColumn(kilnCell)
	WEnd
	
	cellObj = GetCellObjectByName(buttonCell)
	
	cellObj = GetCellPreviousRowSameColumn(cellObj)
	supports = cellObj.GetString()
	supports = Split(supports, " ")

	cellSupports = cellObj
	
	For i = 0 To UBound(supports)
	
		If (Not IsNumeric(supports(i))) Then
			SaveKilnEdition = InputMustBeANumberError(cellSupports)
		
			SelectEmptyKiln()
		
			cellLableComprimento = GetSameRowPreviousColumn(cellLength)
			CleanKilnInputs(cellLableComprimento)
		
			DisableKilnEdition()
			FinishExecution()
			Exit Function
		Else
			supports(i) = CInt(supports(i)) &amp; ""
		EndIf
	
	Next i 
	
	cellObj = GetCellPreviousRowSameColumn(cellObj)
	kilnLength = cellObj.GetString()
	
	cellLength = cellObj

	If (Not IsNumeric(kilnLength)) Then
		SaveKilnEdition = InputMustBeANumberError(cellLength)

		SelectEmptyKiln()
		
		cellLableComprimento = GetCellSameRowPreviousColumn(cellLength)
		CleanKilnInputs(cellLableComprimento)

		DisableKilnEdition()
		FinishExecution()
		Exit Function
	Else
		kilnLength = CInt(kilnLength) &amp; ""
	EndIf
		
	cellObj = GetCellSameRowNextColumn(cellObj)
	cellObj = GetCellSameRowNextColumn(cellObj)
	kilnWidth = cellObj.GetString()
	
	cellWidth = cellObj
	If (Not IsNumeric(kilnWidth)) Then
		SaveKilnEdition = InputMustBeANumberError(cellWidth)
		SelectEmptyKiln()
	
		cellLableComprimento = GetCellSameRowPreviousColumn(cellLength)
		CleanKilnInputs(cellLableComprimento)
	
		DisableKilnEdition()
		FinishExecution()
		Exit Function
	Else
		kilnWidth = CInt(kilnWidth) &amp; ""
	EndIf
	
	cellObj = GetCellSameRowNextColumn(cellObj)
	cellObj = GetCellSameRowNextColumn(cellObj)
	kilnHeight = cellObj.GetString()

	cellHeight = cellObj
	If (Not IsNumeric(kilnHeight)) Then
		SaveKilnEdition = InputMustBeANumberError(cellHeight)
		SelectEmptyKiln()
	
		cellLableComprimento = GetCellSameRowPreviousColumn(cellLength)
		CleanKilnInputs(cellLableComprimento)
		
		DisableKilnEdition()
		FinishExecution()
		Exit Function
	Else
		kilnHeight = CInt(kilnHeight) &amp; ""
	EndIf
	
	
	While (kilnCell.GetString() &lt;&gt; "")
		kilnCell.SetString("")
		kilnCell = GetCellSameRowNextColumn(kilnCell)
	WEnd
	
	numberOfSupports = UBound(supports) + 1
	Dim data(3+numberOfSupports) As String
	
	data(0) = kilnLength
	data(1) = kilnWidth
	data(2) = kilnHeight
	
	For i = 0 To UBound(supports)
		data(i+3) = supports(i)
	Next i
	
	CreateKilnRow(data)

	cellLength.SetString("")
	cellWidth.SetString("")
	cellHeight.SetString("")
	cellSupports.SetString("")
	
	SelectEmptyKiln

	kilnName = kilnNamePrefix &amp; " _Comp:" &amp; data(0) &amp; "_Larg:" &amp; data(1) &amp; "_Alt:" &amp; data(2)
	MsgBox("Alterações salvas. O forno foi renomeado para " &amp; kilnName)
	
	DisableKilnEdition()

	FinishExecution()

End Function

Function CancelKilnEdition(event)

	PrepareExecution()

	button = event.Source.Model
	buttonCell = GetButtonLocation(button)

	sheet = GetCurrentSheet()
	cellRange = sheet.getCellRangeByName(buttonCell)
	controller = ThisComponent.GetCurrentController()
	controller.Select(cellRange)
		
	DisableKilnEdition()

	FinishExecution()

End Function


Function EraseKiln(event)

	PrepareExecution()

	button = event.Source.Model
	buttonCell = GetButtonLocation(button)

	sheet = GetCurrentSheet()
	cellRange = sheet.getCellRangeByName(buttonCell)
	controller = ThisComponent.GetCurrentController()
	controller.Select(cellRange)
	
	form = sheet.DrawPage.Forms.GetByIndex(0)
	cbBox = form.GetByName(comboBoxName)
	kilnName = cbBox.CurrentValue
	
	msgText = "Tem certeza que deseja apagar o forno " &amp; kilnName &amp; "?"
	answer = MsgBox(msgText, MB_YESNO, "Apagar Forno?")
	
	If (answer &lt;&gt; IDYES) Then
		FinishExecution()	
		Exit Function
	EndIf
	
	kilnSheet = GetSheetByName(kilnSheetDBName)
	
	i = 0	
	kilnCell = GetCellObjectByIndex(i, 0, kilnSheet.Name)

	While (kilnCell.GetString() &lt;&gt; kilnName)
		i = i + 1
		kilnCell = GetCellObjectByIndex(i, 0, kilnSheet.Name)
	WEnd
	
	startColumn = 0
	endColumn = 1
	
	While (kilnCell.GetString() &lt;&gt; "")
		kilnCell = GetCellObjectByIndex(i, endColumn, kilnSheet.Name)
		endColumn = endColumn + 1
	WEnd
	
	RemoveCells(i, i, startColumn, endColumn, kilnSheetDBName)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SelectEmptyKiln()
	
	MsgBox("Forno apagado.")
	DisableKilnEdition()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aItensHeaderNamedRange)
	
End Function

Function GetLastCellOfListHeader() As Object

	GetLastCellOfListHeader = GetLastCellObjFromNamedRange(lista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Get index to insert the next item
	lastListButtonIndex = 0

'	If (nItems &gt; 0) Then
'		'Get most recent row inserted
'		cell = GetCellNextRowSameColumn(firstListHeaderCell)
'		While (InStr(cell.GetString(), buttonPrefix) = 0)
''			cell = GetCellSameRowNextColumn(cell)
'		WEnd
'		
'		buttonName = cell.GetString()
'		'Get line button name index
'		If (InStr(buttonName, buttonIncrementPrefix)) Then
'			lastListButtonIndex = Mid(buttonName, Len(buttonIncrementPrefix), Len(buttonName)-Len(buttonIncrementPrefix))
''		ElseIf (InStr(buttonName, buttonDecrementPrefix)) Then
'			lastListButtonIndex = Mid(buttonName, Len(buttonDecrementPrefix)+1, Len(buttonName)-Len(buttonDecrementPrefix))
'		ElseIf (InStr(buttonName, buttonTrashPrefix)) Then
'			lastListButtonIndex = Mid(buttonName, Len(buttonTrashPrefix), Len(buttonName)-Len(buttonTrashPrefix))
'		EndIf
'	EndIf

	lastListButtonIndex = lastListButtonIndex  + 1

End Function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If cellHeader.GetString() = headerLableQtd Then
			cellRange.CellBackColor = editableBGColor
			UnlockCell(cellRange)
		ElseIf (cellHeader.GetString() = headerLableExcluir) Then
			cellRange.CellBackColor = redColor
			values = cellRange.GetDataArray()
			For i = 0 To UBound(values, 1)
				values(i)(0) = "X"
			Next i
			cellRange.SetDataArray(values)
		Else
			cellRange.CellBackColor = nonEditableBGColor
		EndIf
		
		cellRange.CharColor = whiteColor
		cellRange.CharFont = 5
		cellRange.CharFontFamily = 5
		cellRange.CharHeight = 12
		cellRange.CharWeight = com.sun.star.awt.FontWeight.BOLD
		cellRange.IsTextWrapped = True
		cellRange.HoriJustify= com.sun.star.table.CellHoriJustify.CENTER
		cellRange.VertJustify = com.sun.star.table.CellVertJustify.CENTER
	Next column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ao) Then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 = GetCellObjectByIndex(row, column)
		cellHeader = GetCellObjectByIndex(headerRow, column)
		If cellHeader.GetString() = headerLableQtd Then
			cell.CellBackColor = editableBGColor
			UnlockCell(cell)
		ElseIf (cellHeader.GetString() = headerLableExcluir) Then
			cell.CellBackColor = redColor
			cell.SetString("X")
		Else
			cell.CellBackColor = nonEditableBGColor
		EndIf
		
		cell.CharColor = whiteColor
		cell.CharFont = 5
		cell.CharFontFamily = 5
		cell.CharHeight = 12
		cell.CharWeight = com.sun.star.awt.FontWeight.BOLD
		cell.IsTextWrapped = True
		cell.HoriJustify= com.sun.star.table.CellHoriJustify.CENTER
		cell.VertJustify = com.sun.star.table.CellVertJustify.CENTER
		
	Next column
	
	For i = firstCellColumnIndex To lastCellColumnIndex
		cellObj = GetCellObjectByIndex(row, i)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ao) Then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Function GetButtonIndexOnForm(controlObj As Object, formObj As Object) As Integer
	Dim nIndex As Integer
	nIndex = -1
	For i = 0 To formObj.getCount() - 1 step 1
		If EqualUnoObjects(controlObj, formObj.getByIndex(i)) Then
			nIndex = i
			Exit For
		End If
	Next
	GetButtonIndexOnForm = nIndex
End Function

Function AddMacroToButton(eventType As String, listenerType As String, macroName As String, index As Integer, formObj As Object)

	sScriptURL = "vnd.sun.star.script:" &amp; macroName &amp; "?language=Basic&amp;location=document"
	aEvent = CreateUnoStruct("com.sun.star.script.ScriptEventDescriptor")
	
	With aEvent
		.AddListenerParam = ""
		.EventMethod = eventType
		.ListenerType = listenerType
		.ScriptCode = sScriptURL
		.ScriptType = "Script"
    End With
  
	formObj.registerScriptEvent(index, aEvent)
 

End Function


' assign sScriptURL event as css.awt.XActionListener::actionPerformed.
' event is assigned to the control described by the nIndex in the oForm container
Function AddMacroReleasedToButton(macroName As String, buttonIndex As Integer, formObj As Object)
	AddMacroToButton("mouseReleased", "XMouseListener", macroName, buttonIndex, formObj)
End Function

Function AddMacroPressedToButton(macroName As String, buttonIndex As Integer, formObj As Object)
	AddMacroToButton("mousePressed", "XMouseListener", macroName, buttonIndex, formObj)
End Function

Function AssignMacros(buttonObj As Object, macroReleased As String, macroPressed As String)

	sheet = GetCurrentSheet()
	formObj = sheet.DrawPage.getForms().getByIndex(0)
	btnIndex = GetButtonIndexOnForm(buttonObj, formObj)
	
	AddMacroReleasedToButton(macroReleased, btnIndex, formObj)
	If (macroPressed &lt;&gt; "") Then
		AddMacroPressedToButton(macroPressed, btnIndex, formObj)
	EndIf
	
End Function


'Create a button with an image in a cell
Function CreateButton(buttonName As String, cellObj As Object, imgPath As String) As Object

	'Create the button
	buttonObj = CreateUnoService("com.sun.star.form.component.CommandButton")
	buttonObj.Name = buttonName
	buttonObj.ImageURL = AddURLPrefixOnPath(imgPath)

	'Create the shape to contain it	
	shapeObj = ThisComponent.createInstance("com.sun.star.drawing.ControlShape")
	shapeObj.Name = "shape_" &amp; buttonObj.Name
	
	sheet = GetCurrentSheet()

	'Add the shape to the page, set anchor and position, size
	shapeObj.setControl(buttonObj)
	sheet.DrawPage.add(shapeObj)
	shapeObj.Anchor = cellObj
	shapeObj.setSize(cellObj.Size)
	shapeObj.setPosition(cellObj.Position)
	
	'Set button name on cell
	cellObj.SetString(buttonName)
    cellObj.IsTextWrapped = True
	
	CreateButton = buttonObj

End Function


'Get an image of a button path
Function GetButtonImagePath(imageName As String) As String
	dirPath = GetCurrentDirPath()
	
	Dim imagePathArray(1) As String
	imagePathArray(0) = dirPath
	imagePathArray(1) = imgDirectoryName
	
	imgPath = JoinPath(imagePathArray) &amp; imageName

	GetButtonImagePath = imgPath

End Function


'Create a button for decrementing Qtd column value
Function CreateButtonDecrement(buttonName As String, cellObj As Object)

	decrementImgPath = GetButtonImagePath(imgButtonDecrement)
	btn = CreateButton(buttonName, cellObj, decrementImgPath)
	AssignMacros(btn, "Standard.ListManager.DecrementStop", "Standard.ListManager.DecrementItem")
		
End Function


'Create a button for incrementing Qtd column value
Function CreateButtonIncrement(buttonName As String, cellObj As Object)

	incrementImgPath = GetButtonImagePath(imgButtonIncrement)
	btn = CreateButton(buttonName, cellObj, incrementImgPath)
	AssignMacros(btn, "Standard.ListManager.IncrementStop", "Standard.ListManager.IncrementItem")

End Function


'Create a button for deleting item
Function CreateButtonTrash(buttonName As String, cellObj As Object)

	trashImgPath = GetButtonImagePath(imgButtonTrash)
	btn = CreateButton(buttonName, cellObj, trashImgPath)
	AssignMacros(btn, "Standard.ListManager.RemoveItem", "")
	
End Function


'Create new item buttons
Function CreateButtonsOnListRow(row As Integer)
	
	firstCellHeaderList = GetFirstCellOfListHeader()
	lastCellHeaderList = GetLastCellOfListHeader()

	headerRow = GetCellRowIndex(firstCellHeaderList)

	startColumn = GetCellColumnIndex(firstCellHeaderList)
	endColumn = GetCellColumnIndex(lastCellHeaderList)
	
	column = startColumn
	headerCell = GetCellObjectByIndex(headerRow, column)
	
	While (headerCell.GetString() &lt;&gt; headerLableQtd)
		column = column + 1
		HeaderCell = GetCellObjectByIndex(headerRow, column)
	WEnd
	
	cellDecr = GetCellObjectByIndex(row, column)
	CreateButtonDecrement(buttonDecrementPrefix &amp; lastListButtonIndex, cellDecr)
	
	cellQtd = GetCellSameRowNextColumn(cellDecr)
	cellQtd.SetString("0")

	cellIncr = GetCellSameRowNextColumn(cellQtd)
	CreateButtonIncrement(buttonIncrementPrefix &amp; lastListButtonIndex, cellIncr)
	
	cellTrash = GetCellSameRowNextColumn(cellIncr)
	CreateButtonTrash(buttonTrashPrefix &amp; lastListButtonIndex, cellTrash)	
	
	For i = 0 To nItems
		shapeButtonDecr = GetButtonShapeByName(cellDecr.GetString())
		shapeButtonIncr = GetButtonShapeByName(cellIncr.GetString())
		shapeButtonTrash = GetButtonShapeByName(cellTrash.GetString())
		
		shapeButtonDecr.Position = cellDecr.Position
		shapeButtonIncr.Position = cellIncr.Position
		shapeButtonTrash.Position = cellTrash.Position
		
		cellDecr = GetCellNextRowSameColumn(cellDecr)
		cellIncr = GetCellNextRowSameColumn(cellIncr)
		cellTrash = GetCellNextRowSameColumn(cellTrash)
	Next i
	
End Function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CellAbove(cellRowIndex, cellRowIndex, firstCellColumnIndex, lastCellColumnIndex)
	
	newRow = cellRowIndex
	SetListRowCellsStyles(newRow)
	SetItemValues(insertData, newRow, firstCellColumnIndex)
	SetItemAmount(newRow, 0)
'	CreateButtonsOnListRow(newRow)

	For i = firstCellColumnIndex To lastCellColumnIndex
		cellObj = GetCellObjectByIndex(cellRowIndex, i)
		cellBellow = GetCellObjectByIndex(cellRowIndex+1, i)

		cellHeader = GetCellObjectByIndex(cellRowIndex-1, i)
		If (cellHeader.GetString() &lt;&gt; headerLableQtd) Then
			LockCell(cellObj)
			LockCell(cellBellow)
		EndIf
	Next i

	nItems = nItems + 1
	lastListButtonIndex = lastListButtonIndex + 1

End Function


'Insert at the top of the list
Function InsertInListAtStart(insertData As Object)

	PrepareExecution()
	
	UpdateItemsCounters()
	InsertOneItem(insertData)
	
	FinishExecution()

End Function


Function DecrementStop(ev as com.sun.star.awt.ActionEvent)
	button = ev.Source.Model
	mousePressed = False	
	wait(200)
End Function


Function DecrementItem(ev as com.sun.star.awt.ActionEvent)	
	
	mousePressed = True
	numberOfClicks = ev.ClickCount

	button = ev.Source.Model

	decrementingValue = 1

	waitingTime = 100
	
	totalTime = 0
		
	limitToSpeedup = 10 * waitingTime

	While (mousePressed)

		cellName = GetButtonLocationByName(button.Name)
		cellObj = GetCellObjectByName(cellName)
		
		cellObj = GetCellSameRowNextColumn(cellObj)
		value = CInt(cellObj.GetString())
		
		newValue = value - decrementingValue
		If (newValue &gt;= 0) Then
			value = newValue
		ElseIf (decrementingValue &gt; 1) Then
			decrementingValue = decrementingValue/2
		EndIf
		
		cellObj.SetString(value &amp; "")
		wait(waitingTime)
		
		totalTime = totalTime + waitingTime
		If (totalTime &gt; limitToSpeedup) Then
			decrementingValue = decrementingValue * 2
			totalTime = 0
		EndIf
		
		If (numberToIncrement &gt; 1) Then
			decrementingValue = 1
			numberOfClicks = 1
		EndIf
	
	WEnd
	
End Function


Function IncrementStop(ev as com.sun.star.awt.ActionEvent)
	button = ev.Source.Model
	mousePressed = False
	wait(200)
End Function


Function IncrementItem(ev as com.sun.star.awt.ActionEvent)
	mousePressed = True
	numberOfClicks = ev.ClickCount

	button = ev.Source.Model

	cellName = GetButtonLocationByName(button.Name)
	cellObj = GetCellObjectByName(cellName)

	incrementingValue = 1

	waitingTime = 100

	totalTime = 0
		
	limitToSpeedup = 10 * waitingTime

	While (mousePressed)
	
		cellObj = GetCellSameRowPreviousColumn(cellObj)
		value = CInt(cellObj.GetString())
		
		newValue = value + incrementingValue
		If (newValue &lt;= 999) Then
			value = newValue
		ElseIf (incrementingValue &gt; 1) Then
			incrementingValue = incrementingValue/2
		EndIf
		
		cellObj.SetString(value &amp; "")
	
		wait(waitingTime)
		
		totalTime = totalTime + waitingTime
		If (totalTime &gt; limitToSpeedup) Then
			incrementingValue = incrementingValue * 2
			totalTime = 0
		EndIf

		If (numberToIncrement &gt; 1) Then
			incrementingValue = 1
			numberOfClicks = 1
		EndIf

	Wend
	
End Function

Function RemoveItemButtons(row As Integer)

	firstHeaderCell = GetFirstCellOfListHeader()
	lastHeaderCell = GetLastCellOfListHeader()
	
	firstColumn = GetCellColumnIndex(firstHeaderCell)
	lastColumn = GetCellColumnIndex(lastHeaderCell)	

	cellObj = GetCellObjectByIndex(row, firstColumn)
	
	column = GetCellColumnIndex(cellObj)	

	While (column &lt;= lastColumn)
		cellObj = GetCellSameRowNextColumn(cellObj)
		
		column = GetCellColumnIndex(cellObj)
		RemoveButton(cellObj.GetString())

	WEnd

End Function


Function RemoveItemFromList(cellObj)
	
	headerCell = GetFirstCellOfListHeader()
	
	While (headerCell.GetString() &lt;&gt; headerLableDescricao)
		headerCell = GetCellSameRowNextColumn(headerCell)
	WEnd

	column = GetCellColumnIndex(headerCell)
	row = GetCellRowIndex(cellObj)

	cellDescr = GetCellObjectByIndex(row, column)

	itemName = cellDescr.GetString()

	msgText = "Tem certeza que deseja remover a peça " &amp; itemName &amp; " na linha " &amp; row+1

	answer = MsgBox(msgText, MB_YESNO, "Remover peça")
	
	If (answer &lt;&gt; IDYES) Then
		Exit Function
	EndIf

	RemoveItemLine(cellObj)

End Function


Function RemoveItemLine(cellObj As Object)
	PrepareExecution()
	
	UpdateItemsCounters()
	
	itemRow = GetCellRowIndex(cellObj)
	
	RemoveItemButtons(itemRow)
	
	firstHeaderCell = GetFirstCellOfListHeader()
	lastHeaderCell = GetLastCellOfListHeader()
	
	firstColumn = GetCellColumnIndex(firstHeaderCell)
	lastColumn = GetCellColumnIndex(lastHeaderCell)
	
	RemoveCells(itemRow, itemRow, firstColumn, lastColumn)

	headerRow = GetCellRowIndex(firstHeaderCell)

	For i = firstColumn To lastColumn
		headerCell = GetCellObjectByIndex(headerRow, i)
		If (headerCell.GetString() &lt;&gt; headerLableQtd) Then
			cellObj = GetCellObjectByIndex(itemRow, i)
			LockCell(cellObj)
		EndIf
	Next i

	nItems = nItems - 1
	
	FinishExecution()
End Function

Function RemoveItem(ev As com.sun.star.awt.ActionEvent)
	PrepareExecution()
	button = ev.Source.Model

	cellName = GetButtonLocationByName(button.Name)
	cellObj = GetCellObjectByName(cellName)
	
	RemoveItemLine(cellObj)
	
	FinishExecution()

End Function


Function RemoveAllItems()
	PrepareExecution()
	UpdateItemsCounter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For i = 0 To nItems-1
		RemoveItemButtons(row + i)
	Next i
	
	RemoveCells(row, row+nItems-1, firstColumn, lastColumn)

	nItems = 0
	lastListButtonIndex = 1

	FinishExecution()

End Function


Function SetZeroAllItem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headerCell = firstHeaderCell
	While headerCell.GetString() &lt;&gt; headerLableQtd
		headerCell = GetCellSameRowNextColumn(headerCell)
	WEnd
	
	column = GetCellColumnIndex(headerCell)
	
	For i = row To row+nItems-1
		cellQtd = GetCellObjectByIndex(i, column)
		cellQtd.SetString("0")
	Next i
	

End Function


Function CleanListByRemoving(buttonShape As Object)

	PrepareExecution()
	UpdateItemsCounters()

	If (nItems = 0) Then
		MsgBox("Não há items para remover")
		FinishExecution()
		Exit Function
	EndIf
	
	answer = MsgBox("Tem certeza que deseja APAGAR TODAS as peças permanentemente?", MB_YESNO, "APAGAR TODAS AS PEÇAS?")
	
	If (answer &lt;&gt; IDYES) Then
		FinishExecution()
		Exit Function
	EndIf


	button = buttonShape.Source.Model
	btnCellAddress = GetButtonLocation(button)
	buttonCell = GetCellObjectByName(btnCellAddress)
	ThisComponent.getCurrentController().Select(buttonCell)

	RemoveAllItems()

	FinishExecution()

End Function


Function CleanList(buttonShape As Object)

	PrepareExecution()
	UpdateItemsCounters()

	If (nItems = 0) Then
		MsgBox("Não há items para zerar")
		FinishExecution()
		Exit Function
	EndIf
	
	answer = MsgBox("Tem certeza que deseja zerar a quantidade de todas as peças?", MB_YESNO, "Zerar todas as quantidades?")
	
	If (answer &lt;&gt; IDYES) Then
		FinishExecution()
		Exit Function
	EndIf


	button = buttonShape.Source.Model
	btnCellAddress = GetButtonLocation(button)
	buttonCell = GetCellObjectByName(btnCellAddress)
	ThisComponent.getCurrentController().Select(buttonCell)

	SetZeroAllItems()

	FinishExecution()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cell = GetCellSameRowNextColumn(cell)
	itemHeight = cell.GetString()

	cell = GetCellSameRowNextColumn(cell)
	itemWidth = cell.GetString()	
	
	cell = GetCellSameRowNextColumn(cell)
	itemLength = cell.GetString()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GetCurrentListAsString() As String

	firstHeaderCell = GetFirstCellOfListHeader()
	lastHeaderCell = GetLastCellOfListHeader()
	
	itemCell = GetCellNextRowSameColumn(firstHeaderCell)

	firstRow = GetCellRowIndex(itemCell)
	lastRow = firstRow + nItems - 1
	
	itemsList = GetAllItems()
	
	If (UBound(itemsList) &lt; 0) Then
		MsgBox("Lista vazia.")
		Stop
	EndIf
	
	textToWrite = ""
	
	For i = 0 To UBound(itemsList)
		item = itemsList(i)
		textToWrite = textToWrite &amp; item(0)
		For j = 1 To UBound(item)
			value = item(j)
			textToWrite = textToWrite &amp; " " &amp; value
		Next j
		If i &lt; UBound(itemsList) Then
			textToWrite = textToWrite &amp; Chr(10)
		EndIf
	Next i
	
	GetCurrentListAsString = textToWrite

End Function


Function WriteList()

	UpdateItemsCounters()
	
	textToWrite = GetCurrentListAsString()
	
	filePath = GetSaveAsFilePathFromUser("Salvar Lista como", GetSavedListsPath())
	
	If (filePath = "") Then
		MsgBox("Erro! Nome do arquivo é necessário para salvar a lista.")
		Stop
	EndIf

	WriteTextFile(filePath, textToWrite)
	MsgBox("Arquivo salvo.")
	
End Function

Function SetItemAmount(row As Integer, itemAmount As String)

	cell = GetFirstCellOfListHeader()
	
	While (cell.GetString() &lt;&gt; headerLableQtd)
		cell = GetCellSameRowNextColumn(cell)
	WEnd
	
	column = GetCellColumnIndex(cell)
	
	cellAmount = GetCellObjectByIndex(row, column)
	
'	cellAmount = GetCellSameRowNextColumn(cellAmount)
	
	cellAmount.SetString(itemAmount)
	
End Function


Function SetListOfItemsValues(startRow As Integer, endRow As Integer, items As Object)
	
	PrepareExecution()
	
	headerCell = GetFirstCellOfListHeader()
	headerCell = GetCellObjectByIndex(GetCellRowIndex(headerCell)+1, GetCellColumnIndex(headerCell))

	i = 0
	While headerCell.GetString() &lt;&gt; headerLableQtd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ao Then
			headerCell = GetCellNextRowSameColumn(headerCell)
		EndIf
	WEnd
	
	column = GetCellColumnIndex(headerCell)
	cellRange = GetRangeByIndex(startRow, endRow, column, column)
	
	dataCol = cellRange.GetDataArray()
	For j = 0 To UBound(dataCol, 1)
		dataCol(j)(0) = items(i, j)
	Next j
	cellRange.SetDataArray(dataCol)

	FinishExecution()
	
End Function


Function AddListOfItems(items As Object)
	
	PrepareExecution()

	firstHeaderCell = GetFirstCellOfListHeader()
	lastHeaderCell = GetLastCellOfListHeader()
	
	firstItemCell = GetCellNextRowSameColumn(firstHeaderCell)
	
	nBlank = 0
	For i = 0 To UBound(items)
		If items(i)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	For i = startRow To endRow
'		SetListRowCellsStyles(i)
'		CreateButtonsOnListRow(i)
'		lastListButtonIndex = lastListButtonIndex + 1
'	Next i

	For i = 0 To UBound(items)
		item = Split(items(i), " ")
		items(i) = item
	Next i

	Dim columnsData(5, UBound(items)) As String

	For i = 0 To UBound(items)
		item = items(i)
		For j = 0 To UBound(item) 
			If item(j) &lt;&gt; "" Then
				columnsData(j, i) = item(j)
			EndIf
		Next j
	Next i

	SetListOfItemsValues(startRow, endRow, columnsData)
	FinishExecution()

End Function


Function ReadList()

	PrepareExecution()
	
	filePath = GetFileToReadPathFromUser("Escolha Lista a ser carregada", GetSavedListsPath())

	If (filePath = "") Then
		MsgBox("Erro! Arquivo não selecionado.")
		FinishExecution()	
		Exit Function
	EndIf
	
	msgText = "Abrir uma lista irá apagar os dados presentes na lista atual. Deseja continuar mesmo assim?"
	answer = MsgBox(msgText, MB_YESNO, "Abrir outra lista?")
	
	If (answer &lt;&gt; IDYES) Then
		FinishExecution()
		Exit Function
	EndIf

	
	textItems = ReadTextFile(filePath)

	itemsStr = Split(textItems, Chr(10))
	
	cell = GetFirstCellOfListHeader()
	cell = GetCellNextRowSameColumn(cell)
	row = GetCellRowIndex(cell)

	RemoveAllItems()

	AddListOfItems(itemsStr)
	
	'For i = 0 To UBound(itemsStr)
	'	item = Split(itemsStr(i), " ")
	'	itemAmount = item(UBound(item))
	'	Redim Preserve item(UBound(item) - 1)
	'	InsertInListAtStart(item)
	'	SetItemAmount(row, itemAmount)
	'Next i
	
	FinishExecution()

End Function


Function EraseSavedList()

	PrepareExecution()

	filePath = GetFileToReadPathFromUser("Escolha Lista a ser carregada", GetSavedListsPath())

	If (filePath = "") Then
		FinishExecution()
		Exit Function
	EndIf 

	EraseFile(filePath)
	
	MsgBox("Arquivo apagado.")

	FinishExecution()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dows") Then
		isWindows = True
	EndIf
	OSIsWindows = isWindows
End Function


'Change a path to an URL for the directory or file
Function AddURLPrefixOnPath(strPath As String) As String
	prefix = ""
	If (OSIsUnix() And Left(strPath, 7) &lt;&gt; "file://") Then
		prefix = "file://"
	ElseIf (OSIsWindows) Then
		prefix = ""
	EndIf
	AddURLPrefixOnPath = prefix &amp; strPath
End Function


'Change an URL to a directory or file path
Function RemoveURLPrefixOnPath(strPath As String) As String
	newPath = strPath
	If (OSIsUnix() And Left(strPath, 7) = "file://") Then
		newPath = Mid(strPath, 8, Len(strPath))
	ElseIf (OSIsWindows) Then
		newPath = 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Object

	If (OSIsUnix()) Then
		SplitPath = Split(path, "/")
	ElseIf (OSIsWindows()) Then
		SplitPath = Split(path, "\")
	EndIf

End Function


'Concatenate direcotories in an array
Function JoinPath(path() As String) As String

	If (OSIsUnix()) Then
	
		For i = 0 To UBound(path())
			path(i) = RemoveDirSepartorAtPathEnd(path(i))
		Next i
		JoinPath = Join(path(), "/") &amp; "/"
	
	ElseIf (OSIsWindows()) Then	
	
		For i = 0 To UBound(path())
			path(i) = RemoveDirSepartorAtPathEnd(path(i))
		Next i
		JoinPath = Join(path(), "\") &amp; "\"
	
	EndIf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Function GetFileToReadPathFromUser(strTitle As String, pathInitialDir As String) as String

	urlInitialDir = AddURLPrefixOnPath(pathInitialDir)
	
	Dim file_dialog as Object
	Dim status as Integer
	Dim file_path as String
	Dim init_path as String
	Dim ucb as object
	Dim filterNames(0) as String
	
	filterNames(0) = "*.txt"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Stop
	End If
	
	file_dialog.setTitle(strTitle)
	
	status = file_dialog.Execut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saved_lists"
	
	savedListPath = joinPath(pathToJoin)
	
	If (Not ExistsFile(savedListPath)) Then
		command = "mkdir" &amp; " " &amp; savedListPath
		ExecCommand(command)
	EndIf
	
	GetSavedListsPath = savedList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PDFDefaultApplication()

	If OsIsUnix() Then
		PDFDefaultApplication = "xdg-open"
	ElseIf OsIsWindows() Then
		PDFDefaultApplication = "start"
	EndIf

End Function


Function SolverName() As String
	
	If (OsIsUnix()) Then
		SolverName = solverExecutableName
	ElseIf (OsIsWindows()) Then
		SolverName = solverExecutableName &amp; ".exe"
	EndIf
	
End Function

Function SolverDirPath() As String

	Dim arrayPaths(1) As String
	arrayPaths(0) = GetCurrentDirPath()
	arrayPaths(1) = "solver"
	dirPath = JoinPath(arrayPaths)
	SolverDirPath = dirPath

End Function


Function SolverPath() As String
	SolverPath = SolverDirPath() &amp; SolverName()
End Function 


Function AllowSolverExecutionAndWriting()
	command = ""
	command = command &amp; "chmod"
	command = command &amp; " "
	command = command &amp; "+wx"
	command = command &amp; " "
	command = command &amp; SolverPath()
End Function


Function HasItems(listAsText As String) As Boolean

	items = Split(listAsText, Chr(10))
	
	For Each item in items
		If item &lt;&gt; "" Then
			values = Split(item, " ")
			amount = CInt(values(UBound(values)))
			If (amount &gt; 0) Then
				HasItems = True
				Exit Function
			EndIf
		EndIf
	Next item
	HasItems = False

End Function


Function CallSolver()


	PrepareExecution()
	AllowSolverExecutionAndWriting()

	Dim ui As Object
	GlobalScope.BasicLibraries.loadLibrary("ScriptForge")

	listAsText = GetCurrentListAsString()
	
	If (Not HasItems(listAsText)) Then
		MsgBox("Erro! Nenhuma peça tem quantidade maior que zero.")
		Exit Function
	EndIf 

	kilnDataAsText = GetSelectedKilnInfoAsText()
	
	If kilnDataAsText = "" Then
		MsgBox("Selecione um forno para colocar as peças")
		Exit Function
	EndIf

	ui = CreateScriptService("UI")
	msgText = "Observação: se o aplicativo falar que está travado, é mentira deles..."
	ui.ShowProgressBar("Gerando solução. Agora é uma boa hora para um cafézinho :)", msgText, 1)
	
	itemFileName = "temp_pecas.txt"
	itemFilePath = SolverDirPath() &amp; itemFileName
	
	WriteTextFile(itemFilePath, listAsText)
	
	kilnFileName = "temp_forno.txt"
	kilnFilePath = SolverDirPath() &amp; kilnFileName
	
	WriteTextFile(kilnFilePath, kilnDataAsText)
	
	solutionBaseName = "temp_sol"
	solutionBasePath = GetCurrentDirPath &amp; solutionBaseName
	
	HideSheets()
	
	command = ""
	command = command &amp; SolverPath()
	command = command &amp; " "
	command = command &amp; itemFilePath
	command = command &amp; " "
	command = command &amp; kilnFilePath
	command = command &amp; " "
	command = command &amp; solutionBasePath &amp; ".tex"
	command = command &amp; " "
'	command = command &amp; "&gt;"	
'	command = command &amp; " "
'	command = command &amp; solutionBasePath &amp; ".info"

	ExecCommand(command)

	solutionPDF = solutionBasePath &amp; ".pdf"
	command = ""
	command = command &amp; PDFDefaultApplication()
	command = command &amp; " "
	command = command &amp; solutionPDF
	
	ExecCommand(command)
	
	ui.ShowProgressBar("Plano Gerado", "Tudo pronto!", 100)

	ShowSheets()
	
	answer = MsgBox("Deseja salvar a solução gerada?", MB_YESNO, "Salvar solução")
	
	If (answer = IDYES) Then
		filePath = GetSaveAsFilePathFromUser("Escolha o nome e local para salvar", GetHomeDir())
		cancelado = False
		If (filePath = "") Then
			cancelado = True
		EndIf
		While (Not cancelado And PathHasAccentedLetter(filePath))
			textMsg = "Erro! O local escolhido ou o nome do arquivo contém acentos. "
			textMsg = textMsg &amp; "Certifique-se que o nome do arquivo e o caminho para ele não contenham acentos."
			MsgBox(textMsg)
			filePath = GetSaveAsFilePathFromUser("Escolha o nome e local para salvar", GetHomeDir())
			If (filePath = "") Then
				cancelado = True
			EndIf
		WEnd
		
		If (Not cancelado) Then
			If (Right(filePath, 4) &lt;&gt; ".pdf") Then
				filePath = filePath &amp; ".pdf"
			EndIf
			command = ""
			command = command &amp; OsCopyCommand()
			command = command &amp; " "
			command = command &amp; solutionPDF
			command = command &amp; " "
			command = command &amp; filePath
			ExecCommand(command)
		EndIf
	EndIf

	DeleteFile(itemFilePath)
	DeleteFile(kilnFilePath)
	DeleteFile(solutionPDF)
	
	ui.ShowProgressBar()
	
	FinishExecution()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If (OSIsUnix()) Then
		ExecLinuxCommand(command)
	ElseIf(OsIsWindows()) Then
		'TODO
	EndIf
	
End Function


Function ExecLinuxCommand(command As String)

	shellCommand = "-c '" &amp; command &amp; "'"
	result = Shell("bash", 1, shellCommand, True)

End Function


Function OsCopyCommand()
	If (OSIsUnix()) Then
		OsCopyCommand = "cp"
	ElseIf(OsIsWindows()) Then
		OsCopyCommand = "copy"
	EndIf
End Function


'Use MRI to see properties of a variable
Function SeeProperties(obj As Object)
	oMRI = CreateUnoService("mytools.Mri")
	oMRI.inspect(obj)
	MsgBox("Close me")
End Function


'Verify if an item type has more two measures (Height, Width and Length)
Function HasTwo2DMeasures(itemType As String) As Boolean
	HasTwo2DMeasures = False
	If (itemType = typeRectangle)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 a named range interval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UnlockCell(cellObj As Object)
	cellP = cellObj.CellProtection
	cellP.IsLocked = False
	cellObj.CellProtection = cellP
End Function


Function LockCell(cellObj As Object)
	cellP = cellObj.CellProtection
	cellP.IsLocked = True
	cellObj.CellProtection = cellP
End Function


Function UnlockSheet()
	
	sheets = ThisComponent.Sheets
	
	For Each sheet In sheets
		sheet.unprotect(protectionPassword)
	Next sheet

End Function

Function LockSheet()

	sheets = ThisComponent.Sheets
	
	For Each sheet In sheets
		sheet.protect(protectionPassword)
	Next sheet

End Function


Function LockAllControls()

	ThisComponent.lockControllers()

End Function


Function UnlockAllControls()

	ThisComponent.unlockControllers()

End Function

Function LockUndo()
	undoManager = ThisComponent.getUndoManager()
	undoManager.lock()
End Function

Function UnlockUndo()
	undoManager = ThisComponent.getUndoManager()
	undoManager.unlock()
End Function

Function PrepareExecution()
	LockUndo()
	UnlockSheet()
	LockAllControls()
End Function


Function FinishExecution()

	LockSheet()
	UnlockAllControls()
	UnlockUndo()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InputMustBeANumberError(cell As Object) As Object

	cellName = Split(cell.AbsoluteName, ".")(1)
	cellName = Split(cellName, "$")(1) &amp; Split(cellName, "$")(2)

	MsgBox("Os valores da célula " &amp; cellName &amp; " deve ser inteiros")
	Dim data(1) As String
	
	data(0) = ""
	InputMustBeANumberError = data

End Function


Function LockCellSelection()

	cellObj = ThisComponent.CurrentSelection
	
	isRange = False
	cellName = Split(cellObj.AbsoluteName, ".")(1)
	cellSplittedName = Split(cellName, "$")
	If (UBound(cellSplittedName) &gt; 2) Then
		isRange = True
	EndIf

	protected = cellObj.CellProtection.IsLocked
	defaultSelectionCell = GetCellObjectByName(defaultProtectSelection)
	
	If (Not isRange And canChange) Then
		canChange = False
		If (CellIsButton(cellObj)) Then
			cellDst = GetCellSameRowNextColumn(cellObj)
			sheet = GetSheetByName("Forno")
			cellRange = sheet.getCellRangeByName(cellDst.AbsoluteName)
			controller = ThisComponent.GetCurrentController()
			controller.Select(cellRange)
			ExecuteCellAction(cellObj)
		ElseIf (protected And defaultSelectionCell.AbsoluteName &lt;&gt; cellObj.AbsoluteName And canChange) Then
			'canChange = False
			'sheet = GetSheetByName("Forno")
			'cellRange = sheet.getCellRangeByName(defaultSelectionCell.AbsoluteName)
			'controller = ThisComponent.GetCurrentController()
			'controller.Select(cellRange)
			'canChange = True
		EndIf
		canChange = True	
	EndIf

End Function

Function VerifyValue(sourceCell As Object)

	firstAmountCell = GetFirstCellOfListHeader()
	
	While firstAmountCell.GetString() &lt;&gt; headerLableQtd
		firstAmountCell = GetCellSameRowNextColumn(firstAmountCell)
	WEnd
	firstAmountCell = GetCellNextRowSameColumn(firstAmountCell)
	
	fAmountColumn = GetCellColumnIndex(firstAmountCell)
	fAmountRow = GetCellRowIndex(firstAmountCell)
	
	isRange = False
	cellName = Split(sourceCell.AbsoluteName, ".")(1)
	cellSplittedName = Split(cellName, "$")
	If (UBound(cellSplittedName) &gt; 2) Then
		isRange = True
	EndIf
	
	If (Not isRange) Then
		column = GetCellColumnIndex(sourceCell)
		row = GetCellRowIndex(sourceCell)
		
		If (row &gt;= fAmountRow And column = fAmountColumn) Then
			PrepareExecution()
			value = sourceCell.GetString()
	
			If Not IsNumeric(value) Then
				InputMustBeANumberError(sourceCell)
				sourceCell.SetString("0")
			Else
				value = CInt(value)
				sourceCell.SetString(value)
				
			EndIf
			FinishExecution()
		EndIf
	EndIf
	
End Function

Function HideSheets()

	sheets = ThisComponent.Sheets()
	sheets.InsertNewByName("temp", 2)
	For Each sheet in sheets
		If (sheet.Name &lt;&gt; "temp") Then
			sheet.IsVisible = False
		EndIf
	Next sheet
	sheet = GetSheetByName("temp")
	sheet.protect(protectionPassword)
	
End Function

Function ShowSheets()
	sheets = ThisComponent.Sheets()
	For Each sheet in sheets
		sheet.IsVisible = True
	Next sheet

	sheets.removeByName("temp")
	
	sheet = GetSheetByName("Forno")
	ThisComponent.CurrentController.setActiveSheet(sheet)

End Function

Function Undo()
	document   = ThisComponent.CurrentController.Frame
	dispatcher = createUnoService("com.sun.star.frame.DispatchHelper")	
	dispatcher.executeDispatch(document, ".uno:Undo", "", 0, Array())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CellButt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